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2b91af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Match</text:p>
      <text:p text:style-name="Standard">namespace Cuttr.Business.Entities</text:p>
      <text:p text:style-name="Standard">{</text:p>
      <text:p text:style-name="Standard">public class Match</text:p>
      <text:p text:style-name="Standard">{</text:p>
      <text:p text:style-name="Standard">public int MatchId { get; set; }</text:p>
      <text:p text:style-name="Standard">public int PlantId1 { get; set; }</text:p>
      <text:p text:style-name="Standard">public int PlantId2 { get; set; }</text:p>
      <text:p text:style-name="Standard">public int UserId1 { get; set; }</text:p>
      <text:p text:style-name="Standard">public int UserId2 { get; set; }</text:p>
      <text:p text:style-name="Standard">public DateTime CreatedAt { get; set; }</text:p>
      <text:p text:style-name="Standard">public Plant Plant1 { get; set; }</text:p>
      <text:p text:style-name="Standard">public Plant Plant2 { get; set; }</text:p>
      <text:p text:style-name="Standard">public User User1 { get; set; }</text:p>
      <text:p text:style-name="Standard">public User User2 { get; set; }</text:p>
      <text:p text:style-name="Standard">public List&lt;Message&gt; Messages { get; set; }</text:p>
      <text:p text:style-name="Standard">}</text:p>
      <text:p text:style-name="Standard">}</text:p>
      <text:p text:style-name="Standard">//Message</text:p>
      <text:p text:style-name="Standard">namespace Cuttr.Business.Entities</text:p>
      <text:p text:style-name="Standard">{</text:p>
      <text:p text:style-name="Standard">public class Message</text:p>
      <text:p text:style-name="Standard">{</text:p>
      <text:p text:style-name="Standard">public int MessageId { get; set; }</text:p>
      <text:p text:style-name="Standard">public int MatchId { get; set; }</text:p>
      <text:p text:style-name="Standard">public int SenderUserId { get; set; }</text:p>
      <text:p text:style-name="Standard">public string MessageText { get; set; }</text:p>
      <text:p text:style-name="Standard">public DateTime SentAt { get; set; }</text:p>
      <text:p text:style-name="Standard">public bool IsRead { get; set; }</text:p>
      <text:p text:style-name="Standard">public Match Match { get; set; }</text:p>
      <text:p text:style-name="Standard">public User SenderUser { get; set; }</text:p>
      <text:p text:style-name="Standard">}</text:p>
      <text:p text:style-name="Standard">}</text:p>
      <text:p text:style-name="Standard">//Plant</text:p>
      <text:p text:style-name="Standard">namespace Cuttr.Business.Entities</text:p>
      <text:p text:style-name="Standard">{</text:p>
      <text:p text:style-name="Standard">public class Plant</text:p>
      <text:p text:style-name="Standard">{</text:p>
      <text:p text:style-name="Standard">public int PlantId { get; set; }</text:p>
      <text:p text:style-name="Standard">public int UserId { get; set; }</text:p>
      <text:p text:style-name="Standard">public string SpeciesName { get; set; }</text:p>
      <text:p text:style-name="Standard">public string? Description { get; set; }</text:p>
      <text:p text:style-name="Standard">public PlantStage PlantStage { get; set; }</text:p>
      <text:p text:style-name="Standard">public PlantCategory PlantCategory { get; set; }</text:p>
      <text:p text:style-name="Standard">public WateringNeed WateringNeed { get; set; }</text:p>
      <text:p text:style-name="Standard">public LightRequirement LightRequirement { get; set; }</text:p>
      <text:p text:style-name="Standard">public Size? Size { get; set; }</text:p>
      <text:p text:style-name="Standard">public IndoorOutdoor? IndoorOutdoor { get; set; }</text:p>
      <text:p text:style-name="Standard">public PropagationEase? PropagationEase { get; set; }</text:p>
      <text:p text:style-name="Standard">public PetFriendly? PetFriendly { get; set; }</text:p>
      <text:p text:style-name="Standard">public List&lt;Extras&gt;? Extras { get; set; }</text:p>
      <text:p text:style-name="Standard">public string? ImageUrl { get; set; }</text:p>
      <text:p text:style-name="Standard"><text:soft-page-break/>public User User { get; set; }</text:p>
      <text:p text:style-name="Standard">}</text:p>
      <text:p text:style-name="Standard">}</text:p>
      <text:p text:style-name="Standard">//RefreshToken</text:p>
      <text:p text:style-name="Standard">namespace Cuttr.Business.Entities</text:p>
      <text:p text:style-name="Standard">{</text:p>
      <text:p text:style-name="Standard">public class RefreshToken</text:p>
      <text:p text:style-name="Standard">{</text:p>
      <text:p text:style-name="Standard">public int RefreshTokenId { get; set; }</text:p>
      <text:p text:style-name="Standard">public int UserId { get; set; }</text:p>
      <text:p text:style-name="Standard">public string TokenHash { get; set; }</text:p>
      <text:p text:style-name="Standard">public DateTime ExpiresAt { get; set; }</text:p>
      <text:p text:style-name="Standard">public bool IsRevoked { get; set; }</text:p>
      <text:p text:style-name="Standard">public DateTime CreatedAt { get; set; }</text:p>
      <text:p text:style-name="Standard">public DateTime? RevokedAt { get; set; }</text:p>
      <text:p text:style-name="Standard">}</text:p>
      <text:p text:style-name="Standard">}</text:p>
      <text:p text:style-name="Standard">//Report</text:p>
      <text:p text:style-name="Standard">namespace Cuttr.Business.Entities</text:p>
      <text:p text:style-name="Standard">{</text:p>
      <text:p text:style-name="Standard">public class Report</text:p>
      <text:p text:style-name="Standard">{</text:p>
      <text:p text:style-name="Standard">public int ReportId { get; set; }</text:p>
      <text:p text:style-name="Standard">public int ReporterUserId { get; set; }</text:p>
      <text:p text:style-name="Standard">public int ReportedUserId { get; set; }</text:p>
      <text:p text:style-name="Standard">public string Reason { get; set; }</text:p>
      <text:p text:style-name="Standard">public string Comments { get; set; }</text:p>
      <text:p text:style-name="Standard">public DateTime CreatedAt { get; set; }</text:p>
      <text:p text:style-name="Standard">public bool IsResolved { get; set; }</text:p>
      <text:p text:style-name="Standard">public User ReporterUser { get; set; }</text:p>
      <text:p text:style-name="Standard">public User ReportedUser { get; set; }</text:p>
      <text:p text:style-name="Standard">}</text:p>
      <text:p text:style-name="Standard">}</text:p>
      <text:p text:style-name="Standard">//Swipe</text:p>
      <text:p text:style-name="Standard">namespace Cuttr.Business.Entities</text:p>
      <text:p text:style-name="Standard">{</text:p>
      <text:p text:style-name="Standard">public class Swipe</text:p>
      <text:p text:style-name="Standard">{</text:p>
      <text:p text:style-name="Standard">public int SwipeId { get; set; }</text:p>
      <text:p text:style-name="Standard">public int SwiperPlantId { get; set; }</text:p>
      <text:p text:style-name="Standard">public int SwipedPlantId { get; set; }</text:p>
      <text:p text:style-name="Standard">public bool IsLike { get; set; }</text:p>
      <text:p text:style-name="Standard">public Plant SwiperPlant { get; set; }</text:p>
      <text:p text:style-name="Standard">public Plant SwipedPlant { get; set; }</text:p>
      <text:p text:style-name="Standard">}</text:p>
      <text:p text:style-name="Standard">}</text:p>
      <text:p text:style-name="Standard">//User</text:p>
      <text:p text:style-name="Standard">namespace Cuttr.Business.Entities</text:p>
      <text:p text:style-name="Standard">{</text:p>
      <text:p text:style-name="Standard">public class User</text:p>
      <text:p text:style-name="Standard">{</text:p>
      <text:p text:style-name="Standard">public int UserId { get; set; }</text:p>
      <text:p text:style-name="Standard"><text:soft-page-break/>public string Email { get; set; }</text:p>
      <text:p text:style-name="Standard">public string PasswordHash { get; set; }</text:p>
      <text:p text:style-name="Standard">public string Name { get; set; }</text:p>
      <text:p text:style-name="Standard">public string ProfilePictureUrl { get; set; }</text:p>
      <text:p text:style-name="Standard">public string Bio { get; set; }</text:p>
      <text:p text:style-name="Standard">public double? LocationLatitude { get; set; }</text:p>
      <text:p text:style-name="Standard">public double? LocationLongitude { get; set; }</text:p>
      <text:p text:style-name="Standard">public List&lt;Plant&gt; Plants { get; set; }</text:p>
      <text:p text:style-name="Standard">public UserPreferences Preferences { get; set; }</text:p>
      <text:p text:style-name="Standard">}</text:p>
      <text:p text:style-name="Standard">}</text:p>
      <text:p text:style-name="Standard">//UserPreferences</text:p>
      <text:p text:style-name="Standard">namespace Cuttr.Business.Entities</text:p>
      <text:p text:style-name="Standard">{</text:p>
      <text:p text:style-name="Standard">public class UserPreferences</text:p>
      <text:p text:style-name="Standard">{</text:p>
      <text:p text:style-name="Standard">public int UserId { get; set; }</text:p>
      <text:p text:style-name="Standard">public int SearchRadius { get; set; }</text:p>
      <text:p text:style-name="Standard">public List&lt;PlantStage&gt; PreferedPlantStage { get; set; }</text:p>
      <text:p text:style-name="Standard">public List&lt;PlantCategory&gt; PreferedPlantCategory { get; set; }</text:p>
      <text:p text:style-name="Standard">public List&lt;WateringNeed&gt; PreferedWateringNeed { get; set; }</text:p>
      <text:p text:style-name="Standard">public List&lt;LightRequirement&gt; PreferedLightRequirement { get; set; }</text:p>
      <text:p text:style-name="Standard">public List&lt;Size&gt; PreferedSize { get; set; }</text:p>
      <text:p text:style-name="Standard">public List&lt;IndoorOutdoor&gt; PreferedIndoorOutdoor { get; set; }</text:p>
      <text:p text:style-name="Standard">public List&lt;PropagationEase&gt; PreferedPropagationEase { get; set; }</text:p>
      <text:p text:style-name="Standard">public List&lt;PetFriendly&gt; PreferedPetFriendly { get; set; }</text:p>
      <text:p text:style-name="Standard">public List&lt;Extras&gt; PreferedExtras { get; set; }</text:p>
      <text:p text:style-name="Standard">public User User { get; set; }</text:p>
      <text:p text:style-name="Standard">}</text:p>
      <text:p text:style-name="Standard">}</text:p>
      <text:p text:style-name="Standard">//PlantProperties</text:p>
      <text:p text:style-name="Standard">namespace Cuttr.Business.Enums</text:p>
      <text:p text:style-name="Standard">{</text:p>
      <text:p text:style-name="Standard">public enum PlantStage</text:p>
      <text:p text:style-name="Standard">{</text:p>
      <text:p text:style-name="Standard">Cutting,</text:p>
      <text:p text:style-name="Standard">GrownPlantTree</text:p>
      <text:p text:style-name="Standard">}</text:p>
      <text:p text:style-name="Standard">public enum PlantCategory</text:p>
      <text:p text:style-name="Standard">{</text:p>
      <text:p text:style-name="Standard">Succulent,</text:p>
      <text:p text:style-name="Standard">Cactus,</text:p>
      <text:p text:style-name="Standard">Fern,</text:p>
      <text:p text:style-name="Standard">Orchid,</text:p>
      <text:p text:style-name="Standard">Herb,</text:p>
      <text:p text:style-name="Standard">Palm,</text:p>
      <text:p text:style-name="Standard">LeafyHouseplant,</text:p>
      <text:p text:style-name="Standard">FloweringHouseplant,</text:p>
      <text:p text:style-name="Standard">Other</text:p>
      <text:p text:style-name="Standard">}</text:p>
      <text:p text:style-name="Standard">public enum WateringNeed</text:p>
      <text:p text:style-name="Standard">{</text:p>
      <text:p text:style-name="Standard"><text:soft-page-break/>VeryLowWater,</text:p>
      <text:p text:style-name="Standard">LowWater,</text:p>
      <text:p text:style-name="Standard">ModerateWater,</text:p>
      <text:p text:style-name="Standard">HighWater,</text:p>
      <text:p text:style-name="Standard">VeryHighWater</text:p>
      <text:p text:style-name="Standard">}</text:p>
      <text:p text:style-name="Standard">public enum LightRequirement</text:p>
      <text:p text:style-name="Standard">{</text:p>
      <text:p text:style-name="Standard">FullSun,</text:p>
      <text:p text:style-name="Standard">PartialShade,</text:p>
      <text:p text:style-name="Standard">Shade</text:p>
      <text:p text:style-name="Standard">}</text:p>
      <text:p text:style-name="Standard">public enum Size</text:p>
      <text:p text:style-name="Standard">{</text:p>
      <text:p text:style-name="Standard">SmallSize,</text:p>
      <text:p text:style-name="Standard">MediumSize,</text:p>
      <text:p text:style-name="Standard">LargeSize</text:p>
      <text:p text:style-name="Standard">}</text:p>
      <text:p text:style-name="Standard">public enum IndoorOutdoor</text:p>
      <text:p text:style-name="Standard">{</text:p>
      <text:p text:style-name="Standard">Indoor,</text:p>
      <text:p text:style-name="Standard">Outdoor,</text:p>
      <text:p text:style-name="Standard">IndoorAndOutdoor</text:p>
      <text:p text:style-name="Standard">}</text:p>
      <text:p text:style-name="Standard">public enum PropagationEase</text:p>
      <text:p text:style-name="Standard">{</text:p>
      <text:p text:style-name="Standard">EasyPropagation,</text:p>
      <text:p text:style-name="Standard">ModeratePropagation,</text:p>
      <text:p text:style-name="Standard">DifficultPropagation</text:p>
      <text:p text:style-name="Standard">}</text:p>
      <text:p text:style-name="Standard">public enum PetFriendly</text:p>
      <text:p text:style-name="Standard">{</text:p>
      <text:p text:style-name="Standard">PetFriendly,</text:p>
      <text:p text:style-name="Standard">NotPetFriendly</text:p>
      <text:p text:style-name="Standard">}</text:p>
      <text:p text:style-name="Standard">public enum Extras</text:p>
      <text:p text:style-name="Standard">{</text:p>
      <text:p text:style-name="Standard">Fragrant,</text:p>
      <text:p text:style-name="Standard">Edible,</text:p>
      <text:p text:style-name="Standard">Medicinal,</text:p>
      <text:p text:style-name="Standard">AirPurifying,</text:p>
      <text:p text:style-name="Standard">Decorative,</text:p>
      <text:p text:style-name="Standard">Flowering,</text:p>
      <text:p text:style-name="Standard">TropicalVibe,</text:p>
      <text:p text:style-name="Standard">FoliageHeavy,</text:p>
      <text:p text:style-name="Standard">DroughtTolerant,</text:p>
      <text:p text:style-name="Standard">HumidityLoving,</text:p>
      <text:p text:style-name="Standard">LowMaintenance,</text:p>
      <text:p text:style-name="Standard">WinterHardy,</text:p>
      <text:p text:style-name="Standard">BeginnerFriendly,</text:p>
      <text:p text:style-name="Standard">Fruiting,</text:p>
      <text:p text:style-name="Standard">PollinatorFriendly,</text:p>
      <text:p text:style-name="Standard"><text:soft-page-break/>FastGrowing,</text:p>
      <text:p text:style-name="Standard">VariegatedFoliage,</text:p>
      <text:p text:style-name="Standard">Climbing,</text:p>
      <text:p text:style-name="Standard">GroundCover,</text:p>
      <text:p text:style-name="Standard">Rare</text:p>
      <text:p text:style-name="Standard">}</text:p>
      <text:p text:style-name="Standard">}</text:p>
      <text:p text:style-name="Standard"/>
      <text:p text:style-name="Standard">//MatchEF</text:p>
      <text:p text:style-name="Standard">namespace Cuttr.Infrastructure.Entities</text:p>
      <text:p text:style-name="Standard">{</text:p>
      <text:p text:style-name="Standard">public class MatchEF : ICreatedAt</text:p>
      <text:p text:style-name="Standard">{</text:p>
      <text:p text:style-name="Standard">[Key]</text:p>
      <text:p text:style-name="Standard">public int MatchId { get; set; }</text:p>
      <text:p text:style-name="Standard">[Required]</text:p>
      <text:p text:style-name="Standard">public int PlantId1 { get; set; }</text:p>
      <text:p text:style-name="Standard">[Required]</text:p>
      <text:p text:style-name="Standard">public int PlantId2 { get; set; }</text:p>
      <text:p text:style-name="Standard">[Required]</text:p>
      <text:p text:style-name="Standard">public int UserId1 { get; set; }</text:p>
      <text:p text:style-name="Standard">[Required]</text:p>
      <text:p text:style-name="Standard">public int UserId2 { get; set; }</text:p>
      <text:p text:style-name="Standard">public DateTime CreatedAt { get; set; }</text:p>
      <text:p text:style-name="Standard">[ForeignKey("PlantId1")]</text:p>
      <text:p text:style-name="Standard">public virtual PlantEF Plant1 { get; set; }</text:p>
      <text:p text:style-name="Standard">[ForeignKey("PlantId2")]</text:p>
      <text:p text:style-name="Standard">public virtual PlantEF Plant2 { get; set; }</text:p>
      <text:p text:style-name="Standard">[ForeignKey("UserId1")]</text:p>
      <text:p text:style-name="Standard">public virtual UserEF User1 { get; set; }</text:p>
      <text:p text:style-name="Standard">[ForeignKey("UserId2")]</text:p>
      <text:p text:style-name="Standard">public virtual UserEF User2 { get; set; }</text:p>
      <text:p text:style-name="Standard">public virtual ICollection&lt;MessageEF&gt; Messages { get; set; }</text:p>
      <text:p text:style-name="Standard">}</text:p>
      <text:p text:style-name="Standard">}</text:p>
      <text:p text:style-name="Standard">//MessageEF</text:p>
      <text:p text:style-name="Standard">namespace Cuttr.Infrastructure.Entities</text:p>
      <text:p text:style-name="Standard">{</text:p>
      <text:p text:style-name="Standard">public class MessageEF : ICreatedAt</text:p>
      <text:p text:style-name="Standard">{</text:p>
      <text:p text:style-name="Standard">[Key]</text:p>
      <text:p text:style-name="Standard">public int MessageId { get; set; }</text:p>
      <text:p text:style-name="Standard">[Required]</text:p>
      <text:p text:style-name="Standard">public int MatchId { get; set; }</text:p>
      <text:p text:style-name="Standard">[Required]</text:p>
      <text:p text:style-name="Standard">public int SenderUserId { get; set; }</text:p>
      <text:p text:style-name="Standard">[Required]</text:p>
      <text:p text:style-name="Standard">public string MessageText { get; set; }</text:p>
      <text:p text:style-name="Standard">public DateTime CreatedAt { get; set; }</text:p>
      <text:p text:style-name="Standard">public bool IsRead { get; set; }</text:p>
      <text:p text:style-name="Standard">[ForeignKey("MatchId")]</text:p>
      <text:p text:style-name="Standard">public virtual MatchEF Match { get; set; }</text:p>
      <text:p text:style-name="Standard"><text:soft-page-break/>[ForeignKey("SenderUserId")]</text:p>
      <text:p text:style-name="Standard">public virtual UserEF SenderUser { get; set; }</text:p>
      <text:p text:style-name="Standard">}</text:p>
      <text:p text:style-name="Standard">}</text:p>
      <text:p text:style-name="Standard">//PlantEF</text:p>
      <text:p text:style-name="Standard">namespace Cuttr.Infrastructure.Entities</text:p>
      <text:p text:style-name="Standard">{</text:p>
      <text:p text:style-name="Standard">public class PlantEF : ICreatedAt, IUpdatedAt</text:p>
      <text:p text:style-name="Standard">{</text:p>
      <text:p text:style-name="Standard">[Key]</text:p>
      <text:p text:style-name="Standard">public int PlantId { get; set; }</text:p>
      <text:p text:style-name="Standard">[Required]</text:p>
      <text:p text:style-name="Standard">public int UserId { get; set; }</text:p>
      <text:p text:style-name="Standard">[Required]</text:p>
      <text:p text:style-name="Standard">[MaxLength(200)]</text:p>
      <text:p text:style-name="Standard">public string SpeciesName { get; set; }</text:p>
      <text:p text:style-name="Standard">public string Description { get; set; }</text:p>
      <text:p text:style-name="Standard">[Required]</text:p>
      <text:p text:style-name="Standard">[MaxLength(50)]</text:p>
      <text:p text:style-name="Standard">public string PlantStage { get; set; }</text:p>
      <text:p text:style-name="Standard">[Required]</text:p>
      <text:p text:style-name="Standard">[MaxLength(50)]</text:p>
      <text:p text:style-name="Standard">public string PlantCategory { get; set; }</text:p>
      <text:p text:style-name="Standard">[Required]</text:p>
      <text:p text:style-name="Standard">[MaxLength(50)]</text:p>
      <text:p text:style-name="Standard">public string WateringNeed { get; set; }</text:p>
      <text:p text:style-name="Standard">[Required]</text:p>
      <text:p text:style-name="Standard">[MaxLength(50)]</text:p>
      <text:p text:style-name="Standard">public string LightRequirement { get; set; }</text:p>
      <text:p text:style-name="Standard">[MaxLength(50)]</text:p>
      <text:p text:style-name="Standard">public string Size { get; set; }</text:p>
      <text:p text:style-name="Standard">[MaxLength(50)]</text:p>
      <text:p text:style-name="Standard">public string IndoorOutdoor { get; set; }</text:p>
      <text:p text:style-name="Standard">[MaxLength(50)]</text:p>
      <text:p text:style-name="Standard">public string PropagationEase { get; set; }</text:p>
      <text:p text:style-name="Standard">[MaxLength(50)]</text:p>
      <text:p text:style-name="Standard">public string PetFriendly { get; set; }</text:p>
      <text:p text:style-name="Standard">public string Extras { get; set; }</text:p>
      <text:p text:style-name="Standard">public string ImageUrl { get; set; }</text:p>
      <text:p text:style-name="Standard">public DateTime CreatedAt { get; set; }</text:p>
      <text:p text:style-name="Standard">public DateTime UpdatedAt { get; set; }</text:p>
      <text:p text:style-name="Standard">[ForeignKey("UserId")]</text:p>
      <text:p text:style-name="Standard">public virtual UserEF User { get; set; }</text:p>
      <text:p text:style-name="Standard">}</text:p>
      <text:p text:style-name="Standard">}</text:p>
      <text:p text:style-name="Standard">//RefreshTokenEF</text:p>
      <text:p text:style-name="Standard">namespace Cuttr.Infrastructure.Entities</text:p>
      <text:p text:style-name="Standard">{</text:p>
      <text:p text:style-name="Standard">public class RefreshTokenEF</text:p>
      <text:p text:style-name="Standard">{</text:p>
      <text:p text:style-name="Standard">[Key]</text:p>
      <text:p text:style-name="Standard">public int RefreshTokenId { get; set; }</text:p>
      <text:p text:style-name="Standard"><text:soft-page-break/>public int UserId { get; set; }</text:p>
      <text:p text:style-name="Standard">public string TokenHash { get; set; }</text:p>
      <text:p text:style-name="Standard">public DateTime ExpiresAt { get; set; }</text:p>
      <text:p text:style-name="Standard">public bool IsRevoked { get; set; }</text:p>
      <text:p text:style-name="Standard">public DateTime CreatedAt { get; set; } = DateTime.UtcNow;</text:p>
      <text:p text:style-name="Standard">public DateTime? RevokedAt { get; set; }</text:p>
      <text:p text:style-name="Standard">public UserEF User { get; set; }</text:p>
      <text:p text:style-name="Standard">}</text:p>
      <text:p text:style-name="Standard">}</text:p>
      <text:p text:style-name="Standard">//ReportEF</text:p>
      <text:p text:style-name="Standard">namespace Cuttr.Infrastructure.Entities</text:p>
      <text:p text:style-name="Standard">{</text:p>
      <text:p text:style-name="Standard">public class ReportEF : ICreatedAt</text:p>
      <text:p text:style-name="Standard">{</text:p>
      <text:p text:style-name="Standard">[Key]</text:p>
      <text:p text:style-name="Standard">public int ReportId { get; set; }</text:p>
      <text:p text:style-name="Standard">[Required]</text:p>
      <text:p text:style-name="Standard">public int ReporterUserId { get; set; }</text:p>
      <text:p text:style-name="Standard">[Required]</text:p>
      <text:p text:style-name="Standard">public int ReportedUserId { get; set; }</text:p>
      <text:p text:style-name="Standard">[Required]</text:p>
      <text:p text:style-name="Standard">public string Reason { get; set; }</text:p>
      <text:p text:style-name="Standard">public string Comments { get; set; }</text:p>
      <text:p text:style-name="Standard">public DateTime CreatedAt { get; set; }</text:p>
      <text:p text:style-name="Standard">public bool IsResolved { get; set; }</text:p>
      <text:p text:style-name="Standard">[ForeignKey("ReporterUserId")]</text:p>
      <text:p text:style-name="Standard">public virtual UserEF ReporterUser { get; set; }</text:p>
      <text:p text:style-name="Standard">[ForeignKey("ReportedUserId")]</text:p>
      <text:p text:style-name="Standard">public virtual UserEF ReportedUser { get; set; }</text:p>
      <text:p text:style-name="Standard">}</text:p>
      <text:p text:style-name="Standard">}</text:p>
      <text:p text:style-name="Standard">//SwipeEF</text:p>
      <text:p text:style-name="Standard">namespace Cuttr.Infrastructure.Entities</text:p>
      <text:p text:style-name="Standard">{</text:p>
      <text:p text:style-name="Standard">public class SwipeEF : ICreatedAt</text:p>
      <text:p text:style-name="Standard">{</text:p>
      <text:p text:style-name="Standard">[Key]</text:p>
      <text:p text:style-name="Standard">public int SwipeId { get; set; }</text:p>
      <text:p text:style-name="Standard">[Required]</text:p>
      <text:p text:style-name="Standard">public int SwiperPlantId { get; set; }</text:p>
      <text:p text:style-name="Standard">[Required]</text:p>
      <text:p text:style-name="Standard">public int SwipedPlantId { get; set; }</text:p>
      <text:p text:style-name="Standard">[Required]</text:p>
      <text:p text:style-name="Standard">public bool IsLike { get; set; }</text:p>
      <text:p text:style-name="Standard">public DateTime CreatedAt { get; set; }</text:p>
      <text:p text:style-name="Standard">[ForeignKey("SwiperPlantId")]</text:p>
      <text:p text:style-name="Standard">public virtual PlantEF SwiperPlant { get; set; }</text:p>
      <text:p text:style-name="Standard">[ForeignKey("SwipedPlantId")]</text:p>
      <text:p text:style-name="Standard">public virtual PlantEF SwipedPlant { get; set; }</text:p>
      <text:p text:style-name="Standard">}</text:p>
      <text:p text:style-name="Standard">}</text:p>
      <text:p text:style-name="Standard">//UserEF</text:p>
      <text:p text:style-name="Standard"><text:soft-page-break/>namespace Cuttr.Infrastructure.Entities</text:p>
      <text:p text:style-name="Standard">{</text:p>
      <text:p text:style-name="Standard">public class UserEF : ICreatedAt, IUpdatedAt</text:p>
      <text:p text:style-name="Standard">{</text:p>
      <text:p text:style-name="Standard">[Key]</text:p>
      <text:p text:style-name="Standard">public int UserId { get; set; }</text:p>
      <text:p text:style-name="Standard">[Required]</text:p>
      <text:p text:style-name="Standard">[EmailAddress]</text:p>
      <text:p text:style-name="Standard">[MaxLength(256)]</text:p>
      <text:p text:style-name="Standard">public string Email { get; set; }</text:p>
      <text:p text:style-name="Standard">[Required]</text:p>
      <text:p text:style-name="Standard">public string PasswordHash { get; set; }</text:p>
      <text:p text:style-name="Standard">[Required]</text:p>
      <text:p text:style-name="Standard">[MaxLength(100)]</text:p>
      <text:p text:style-name="Standard">public string Name { get; set; }</text:p>
      <text:p text:style-name="Standard">public string? ProfilePictureUrl { get; set; }</text:p>
      <text:p text:style-name="Standard">[MaxLength(500)]</text:p>
      <text:p text:style-name="Standard">public string? Bio { get; set; }</text:p>
      <text:p text:style-name="Standard">public DateTime CreatedAt { get; set; }</text:p>
      <text:p text:style-name="Standard">public DateTime UpdatedAt { get; set; }</text:p>
      <text:p text:style-name="Standard">public Point? Location { get; set; }</text:p>
      <text:p text:style-name="Standard">public virtual ICollection&lt;PlantEF&gt; Plants { get; set; }</text:p>
      <text:p text:style-name="Standard">public virtual UserPreferencesEF Preferences { get; set; }</text:p>
      <text:p text:style-name="Standard">public virtual ICollection&lt;MessageEF&gt; SentMessages { get; set; }</text:p>
      <text:p text:style-name="Standard">public virtual ICollection&lt;ReportEF&gt; ReportsMade { get; set; }</text:p>
      <text:p text:style-name="Standard">public virtual ICollection&lt;ReportEF&gt; ReportsReceived { get; set; }</text:p>
      <text:p text:style-name="Standard">}</text:p>
      <text:p text:style-name="Standard">}</text:p>
      <text:p text:style-name="Standard">//UserPreferencesEF</text:p>
      <text:p text:style-name="Standard">namespace Cuttr.Infrastructure.Entities</text:p>
      <text:p text:style-name="Standard">{</text:p>
      <text:p text:style-name="Standard">public class UserPreferencesEF</text:p>
      <text:p text:style-name="Standard">{</text:p>
      <text:p text:style-name="Standard">[Key, ForeignKey("User")]</text:p>
      <text:p text:style-name="Standard">public int UserId { get; set; }</text:p>
      <text:p text:style-name="Standard">public int SearchRadius { get; set; }</text:p>
      <text:p text:style-name="Standard">public string PreferedPlantStage { get; set; }</text:p>
      <text:p text:style-name="Standard">public string PreferedPlantCategory { get; set; }</text:p>
      <text:p text:style-name="Standard">public string PreferedWateringNeed { get; set; }</text:p>
      <text:p text:style-name="Standard">public string PreferedLightRequirement { get; set; }</text:p>
      <text:p text:style-name="Standard">public string PreferedSize { get; set; }</text:p>
      <text:p text:style-name="Standard">public string PreferedIndoorOutdoor { get; set; }</text:p>
      <text:p text:style-name="Standard">public string PreferedPropagationEase { get; set; }</text:p>
      <text:p text:style-name="Standard">public string PreferedPetFriendly { get; set; }</text:p>
      <text:p text:style-name="Standard">public string PreferedExtras { get; set; }</text:p>
      <text:p text:style-name="Standard">public virtual UserEF User { get; set; }</text:p>
      <text:p text:style-name="Standard">}</text:p>
      <text:p text:style-name="Standard">}</text:p>
      <text:p text:style-name="Standard"/>
      <text:p text:style-name="Standard">using Cuttr.Business.Entities;</text:p>
      <text:p text:style-name="Standard">using Cuttr.Business.Interfaces.RepositoryInterfaces;</text:p>
      <text:p text:style-name="Standard">using Cuttr.Infrastructure.Exceptions;</text:p>
      <text:p text:style-name="Standard"><text:soft-page-break/>using Cuttr.Infrastructure.Mappers;</text:p>
      <text:p text:style-name="Standard">using Microsoft.EntityFrameworkCore;</text:p>
      <text:p text:style-name="Standard">using Microsoft.Extensions.Logging;</text:p>
      <text:p text:style-name="Standard">using NetTopologySuite.Geometries;</text:p>
      <text:p text:style-name="Standard">using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>using System.Threading.Tasks;</text:p>
      <text:p text:style-name="Standard"/>
      <text:p text:style-name="Standard">namespace Cuttr.Infrastructure.Repositories</text:p>
      <text:p text:style-name="Standard">{</text:p>
      <text:p text:style-name="Standard"><text:s text:c="4"/>public class UserRepository : IUserRepository</text:p>
      <text:p text:style-name="Standard"><text:s text:c="4"/>{</text:p>
      <text:p text:style-name="Standard"><text:s text:c="8"/>private readonly CuttrDbContext _context;</text:p>
      <text:p text:style-name="Standard"><text:s text:c="8"/>private readonly ILogger&lt;UserRepository&gt; _logger;</text:p>
      <text:p text:style-name="Standard"/>
      <text:p text:style-name="Standard"><text:s text:c="8"/>public UserRepository(CuttrDbContext context, ILogger&lt;UserRepository&gt; logger)</text:p>
      <text:p text:style-name="Standard"><text:s text:c="8"/>{</text:p>
      <text:p text:style-name="Standard"><text:s text:c="12"/>_context = context;</text:p>
      <text:p text:style-name="Standard"><text:s text:c="12"/>_logger = logger;</text:p>
      <text:p text:style-name="Standard"><text:s text:c="8"/>}</text:p>
      <text:p text:style-name="Standard"/>
      <text:p text:style-name="Standard"><text:s text:c="8"/>public async Task&lt;User&gt; CreateUserAsync(User user)</text:p>
      <text:p text:style-name="Standard"><text:s text:c="8"/>{</text:p>
      <text:p text:style-name="Standard"><text:s text:c="12"/>try</text:p>
      <text:p text:style-name="Standard"><text:s text:c="12"/>{</text:p>
      <text:p text:style-name="Standard"><text:s text:c="16"/>var efUser = BusinessToEFMapper.MapToUserEF(user);</text:p>
      <text:p text:style-name="Standard"><text:s text:c="16"/>efUser.UserId = 0; // Ensure the ID is unset for new entities</text:p>
      <text:p text:style-name="Standard"/>
      <text:p text:style-name="Standard"><text:s text:c="16"/>await _context.Users.AddAsync(efUser);</text:p>
      <text:p text:style-name="Standard"><text:s text:c="16"/>await _context.SaveChangesAsync();</text:p>
      <text:p text:style-name="Standard"/>
      <text:p text:style-name="Standard"><text:s text:c="16"/>// Map back to business entity</text:p>
      <text:p text:style-name="Standard"><text:s text:c="16"/>return EFToBusinessMapper.MapToUser(efUser);</text:p>
      <text:p text:style-name="Standard"><text:s text:c="12"/>}</text:p>
      <text:p text:style-name="Standard"><text:s text:c="12"/>catch (Exception ex)</text:p>
      <text:p text:style-name="Standard"><text:s text:c="12"/>{</text:p>
      <text:p text:style-name="Standard"><text:s text:c="16"/>_logger.LogError(ex, "An error occurred while creating a user.");</text:p>
      <text:p text:style-name="Standard"><text:s text:c="16"/>throw new RepositoryException("An error occurred while creating a user.", ex);</text:p>
      <text:p text:style-name="Standard"><text:s text:c="12"/>}</text:p>
      <text:p text:style-name="Standard"><text:s text:c="8"/>}</text:p>
      <text:p text:style-name="Standard"/>
      <text:p text:style-name="Standard"><text:s text:c="8"/>public async Task&lt;User&gt; GetUserByIdAsync(int userId)</text:p>
      <text:p text:style-name="Standard"><text:s text:c="8"/>{</text:p>
      <text:p text:style-name="Standard"><text:s text:c="12"/>try</text:p>
      <text:p text:style-name="Standard"><text:s text:c="12"/>{</text:p>
      <text:p text:style-name="Standard"><text:s text:c="16"/>var efUser = await _context.Users</text:p>
      <text:p text:style-name="Standard"><text:s text:c="20"/>.Include(u =&gt; u.Plants)</text:p>
      <text:p text:style-name="Standard"><text:s text:c="20"/>.Include(u =&gt; u.Preferences)</text:p>
      <text:p text:style-name="Standard"><text:s text:c="20"/>.FirstOrDefaultAsync(u =&gt; u.UserId == userId);</text:p>
      <text:p text:style-name="Standard"/>
      <text:p text:style-name="Standard"><text:soft-page-break/><text:s text:c="16"/>if (efUser == null)</text:p>
      <text:p text:style-name="Standard"><text:s text:c="16"/>{</text:p>
      <text:p text:style-name="Standard"><text:s text:c="20"/>_logger.LogWarning($"User with ID {userId} not found.");</text:p>
      <text:p text:style-name="Standard"><text:s text:c="20"/>return null;</text:p>
      <text:p text:style-name="Standard"><text:s text:c="16"/>}</text:p>
      <text:p text:style-name="Standard"/>
      <text:p text:style-name="Standard"><text:s text:c="16"/>return EFToBusinessMapper.MapToUser(efUser);</text:p>
      <text:p text:style-name="Standard"><text:s text:c="12"/>}</text:p>
      <text:p text:style-name="Standard"><text:s text:c="12"/>catch (Exception ex)</text:p>
      <text:p text:style-name="Standard"><text:s text:c="12"/>{</text:p>
      <text:p text:style-name="Standard"><text:s text:c="16"/>_logger.LogError(ex, $"An error occurred while retrieving user with ID {userId}.");</text:p>
      <text:p text:style-name="Standard"><text:s text:c="16"/>throw new RepositoryException("An error occurred while retrieving user.", ex);</text:p>
      <text:p text:style-name="Standard"><text:s text:c="12"/>}</text:p>
      <text:p text:style-name="Standard"><text:s text:c="8"/>}</text:p>
      <text:p text:style-name="Standard"/>
      <text:p text:style-name="Standard"><text:s text:c="8"/>public async Task&lt;User&gt; GetUserByEmailAsync(string email)</text:p>
      <text:p text:style-name="Standard"><text:s text:c="8"/>{</text:p>
      <text:p text:style-name="Standard"><text:s text:c="12"/>try</text:p>
      <text:p text:style-name="Standard"><text:s text:c="12"/>{</text:p>
      <text:p text:style-name="Standard"><text:s text:c="16"/>var efUser = await _context.Users</text:p>
      <text:p text:style-name="Standard"><text:s text:c="20"/>.Include(u =&gt; u.Plants)</text:p>
      <text:p text:style-name="Standard"><text:s text:c="20"/>.Include(u =&gt; u.Preferences)</text:p>
      <text:p text:style-name="Standard"><text:s text:c="20"/>.FirstOrDefaultAsync(u =&gt; u.Email == email);</text:p>
      <text:p text:style-name="Standard"/>
      <text:p text:style-name="Standard"><text:s text:c="16"/>if (efUser == null)</text:p>
      <text:p text:style-name="Standard"><text:s text:c="16"/>{</text:p>
      <text:p text:style-name="Standard"><text:s text:c="20"/>_logger.LogWarning($"User with email {email} not found.");</text:p>
      <text:p text:style-name="Standard"><text:s text:c="20"/>return null;</text:p>
      <text:p text:style-name="Standard"><text:s text:c="16"/>}</text:p>
      <text:p text:style-name="Standard"/>
      <text:p text:style-name="Standard"><text:s text:c="16"/>return EFToBusinessMapper.MapToUser(efUser);</text:p>
      <text:p text:style-name="Standard"><text:s text:c="12"/>}</text:p>
      <text:p text:style-name="Standard"><text:s text:c="12"/>catch (Exception ex)</text:p>
      <text:p text:style-name="Standard"><text:s text:c="12"/>{</text:p>
      <text:p text:style-name="Standard"><text:s text:c="16"/>_logger.LogError(ex, $"An error occurred while retrieving user with email {email}.");</text:p>
      <text:p text:style-name="Standard"><text:s text:c="16"/>throw new RepositoryException("An error occurred while retrieving user.", ex);</text:p>
      <text:p text:style-name="Standard"><text:s text:c="12"/>}</text:p>
      <text:p text:style-name="Standard"><text:s text:c="8"/>}</text:p>
      <text:p text:style-name="Standard"/>
      <text:p text:style-name="Standard"><text:s text:c="8"/>public async Task UpdateUserAsync(User user)</text:p>
      <text:p text:style-name="Standard"><text:s text:c="8"/>{</text:p>
      <text:p text:style-name="Standard"><text:s text:c="12"/>try</text:p>
      <text:p text:style-name="Standard"><text:s text:c="12"/>{</text:p>
      <text:p text:style-name="Standard"><text:s text:c="16"/>var efUser = BusinessToEFMapper.MapToUserEF(user);</text:p>
      <text:p text:style-name="Standard"/>
      <text:p text:style-name="Standard"><text:s text:c="16"/>_context.Users.Update(efUser);</text:p>
      <text:p text:style-name="Standard"><text:s text:c="16"/>await _context.SaveChangesAsync();</text:p>
      <text:p text:style-name="Standard"><text:s text:c="12"/>}</text:p>
      <text:p text:style-name="Standard"><text:s text:c="12"/>catch (DbUpdateConcurrencyException ex)</text:p>
      <text:p text:style-name="Standard"><text:s text:c="12"/>{</text:p>
      <text:p text:style-name="Standard"><text:s text:c="16"/>_logger.LogError(ex, $"A concurrency error occurred while updating user with ID {user.UserId}.");</text:p>
      <text:p text:style-name="Standard"><text:soft-page-break/><text:s text:c="16"/>throw new RepositoryException("A concurrency error occurred while updating user.", ex);</text:p>
      <text:p text:style-name="Standard"><text:s text:c="12"/>}</text:p>
      <text:p text:style-name="Standard"><text:s text:c="12"/>catch (Exception ex)</text:p>
      <text:p text:style-name="Standard"><text:s text:c="12"/>{</text:p>
      <text:p text:style-name="Standard"><text:s text:c="16"/>_logger.LogError(ex, $"An error occurred while updating user with ID {user.UserId}.");</text:p>
      <text:p text:style-name="Standard"><text:s text:c="16"/>throw new RepositoryException("An error occurred while updating user.", ex);</text:p>
      <text:p text:style-name="Standard"><text:s text:c="12"/>}</text:p>
      <text:p text:style-name="Standard"><text:s text:c="8"/>}</text:p>
      <text:p text:style-name="Standard"/>
      <text:p text:style-name="Standard"><text:s text:c="8"/>public async Task DeleteUserAsync(int userId)</text:p>
      <text:p text:style-name="Standard"><text:s text:c="8"/>{</text:p>
      <text:p text:style-name="Standard"><text:s text:c="12"/>try</text:p>
      <text:p text:style-name="Standard"><text:s text:c="12"/>{</text:p>
      <text:p text:style-name="Standard"><text:s text:c="16"/>var efUser = await _context.Users.FindAsync(userId);</text:p>
      <text:p text:style-name="Standard"><text:s text:c="16"/>if (efUser == null)</text:p>
      <text:p text:style-name="Standard"><text:s text:c="16"/>{</text:p>
      <text:p text:style-name="Standard"><text:s text:c="20"/>_logger.LogWarning($"User with ID {userId} not found.");</text:p>
      <text:p text:style-name="Standard"><text:s text:c="20"/>return;</text:p>
      <text:p text:style-name="Standard"><text:s text:c="16"/>}</text:p>
      <text:p text:style-name="Standard"/>
      <text:p text:style-name="Standard"><text:s text:c="16"/>_context.Users.Remove(efUser);</text:p>
      <text:p text:style-name="Standard"><text:s text:c="16"/>await _context.SaveChangesAsync();</text:p>
      <text:p text:style-name="Standard"><text:s text:c="12"/>}</text:p>
      <text:p text:style-name="Standard"><text:s text:c="12"/>catch (DbUpdateException ex)</text:p>
      <text:p text:style-name="Standard"><text:s text:c="12"/>{</text:p>
      <text:p text:style-name="Standard"><text:s text:c="16"/>_logger.LogError(ex, $"A database error occurred while deleting user with ID {userId}.");</text:p>
      <text:p text:style-name="Standard"><text:s text:c="16"/>throw new RepositoryException("A database error occurred while deleting user.", ex);</text:p>
      <text:p text:style-name="Standard"><text:s text:c="12"/>}</text:p>
      <text:p text:style-name="Standard"><text:s text:c="12"/>catch (Exception ex)</text:p>
      <text:p text:style-name="Standard"><text:s text:c="12"/>{</text:p>
      <text:p text:style-name="Standard"><text:s text:c="16"/>_logger.LogError(ex, $"An error occurred while deleting user with ID {userId}.");</text:p>
      <text:p text:style-name="Standard"><text:s text:c="16"/>throw new RepositoryException("An error occurred while deleting user.", ex);</text:p>
      <text:p text:style-name="Standard"><text:s text:c="12"/>}</text:p>
      <text:p text:style-name="Standard"><text:s text:c="8"/>}</text:p>
      <text:p text:style-name="Standard"><text:s text:c="8"/>public async Task UpdateUserLocationAsync(int userId, double latitude, double longitude)</text:p>
      <text:p text:style-name="Standard"><text:s text:c="8"/>{</text:p>
      <text:p text:style-name="Standard"><text:s text:c="12"/>var point = new NetTopologySuite.Geometries.Point(longitude, latitude) { SRID = 4326 };</text:p>
      <text:p text:style-name="Standard"/>
      <text:p text:style-name="Standard"><text:s text:c="12"/>var efUser = await _context.Users.FindAsync(userId);</text:p>
      <text:p text:style-name="Standard"><text:s text:c="12"/>if (efUser == null)</text:p>
      <text:p text:style-name="Standard"><text:s text:c="16"/>throw new RepositoryException($"User with ID {userId} not found.");</text:p>
      <text:p text:style-name="Standard"/>
      <text:p text:style-name="Standard"><text:s text:c="12"/>efUser.Location = point;</text:p>
      <text:p text:style-name="Standard"><text:s text:c="12"/>await _context.SaveChangesAsync();</text:p>
      <text:p text:style-name="Standard"><text:s text:c="8"/>}</text:p>
      <text:p text:style-name="Standard"/>
      <text:p text:style-name="Standard"><text:s text:c="4"/>}</text:p>
      <text:p text:style-name="Standard">}</text:p>
      <text:p text:style-name="Standard"/>
      <text:p text:style-name="Standard" loext:marker-style-name="T1"><text:span text:style-name="T2">using</text:span><text:span text:style-name="T1"> Cuttr.Business.Entities;</text:span></text:p>
      <text:p text:style-name="Standard" loext:marker-style-name="T1"><text:span text:style-name="T2">using</text:span><text:span text:style-name="T1"> Cuttr.Business.Interfaces.RepositoryInterfaces;</text:span></text:p>
      <text:p text:style-name="Standard" loext:marker-style-name="T1"><text:span text:style-name="T2">using</text:span><text:span text:style-name="T1"> Cuttr.Infrastructure.Exceptions;</text:span></text:p>
      <text:p text:style-name="Standard" loext:marker-style-name="T1"><text:soft-page-break/><text:span text:style-name="T2">using</text:span><text:span text:style-name="T1"> Cuttr.Infrastructure.Mappers;</text:span></text:p>
      <text:p text:style-name="Standard" loext:marker-style-name="T1"><text:span text:style-name="T2">using</text:span><text:span text:style-name="T1"> Microsoft.EntityFrameworkCore;</text:span></text:p>
      <text:p text:style-name="Standard" loext:marker-style-name="T1"><text:span text:style-name="T2">using</text:span><text:span text:style-name="T1"> Microsoft.Extensions.Logging;</text:span></text:p>
      <text:p text:style-name="Standard" loext:marker-style-name="T1"><text:span text:style-name="T2">using</text:span><text:span text:style-name="T1"> System;</text:span></text:p>
      <text:p text:style-name="Standard" loext:marker-style-name="T1"><text:span text:style-name="T2">using</text:span><text:span text:style-name="T1"> System.Collections.Generic;</text:span></text:p>
      <text:p text:style-name="Standard" loext:marker-style-name="T1"><text:span text:style-name="T2">using</text:span><text:span text:style-name="T1"> System.Linq;</text:span></text:p>
      <text:p text:style-name="Standard" loext:marker-style-name="T1"><text:span text:style-name="T2">using</text:span><text:span text:style-name="T1"> System.Text;</text:span></text:p>
      <text:p text:style-name="Standard" loext:marker-style-name="T1"><text:span text:style-name="T2">using</text:span><text:span text:style-name="T1"> System.Threading.Tasks;</text:span></text:p>
      <text:p text:style-name="P1" loext:marker-style-name="T1"/>
      <text:p text:style-name="Standard" loext:marker-style-name="T1"><text:span text:style-name="T2">namespace</text:span><text:span text:style-name="T1"> Cuttr.Infrastructure.Repositories</text:span></text:p>
      <text:p text:style-name="Standard" loext:marker-style-name="T1"><text:span text:style-name="T1">{</text:span><text:span text:style-name="T1"/></text:p>
      <text:p text:style-name="Standard" loext:marker-style-name="T1"><text:span text:style-name="T1"><text:s text:c="4"/></text:span><text:span text:style-name="T2">public</text:span><text:span text:style-name="T1"> </text:span><text:span text:style-name="T2">class</text:span><text:span text:style-name="T1"> </text:span><text:span text:style-name="T3">UserPreferencesRepository</text:span><text:span text:style-name="T1"> : IUserPreferencesRepository</text:span></text:p>
      <text:p text:style-name="Standard" loext:marker-style-name="T1"><text:span text:style-name="T1"><text:s text:c="4"/>{</text:span><text:span text:style-name="T1"/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CuttrDbContext _context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Logger&lt;UserPreferencesRepository&gt; _logger;</text:span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3">UserPreferencesRepository</text:span><text:span text:style-name="T1">(CuttrDbContext context, ILogger&lt;UserPreferencesRepository&gt; logger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_context = context;</text:span><text:span text:style-name="T1"/></text:p>
      <text:p text:style-name="Standard" loext:marker-style-name="T1"><text:span text:style-name="T1"><text:s text:c="12"/>_logger = logger;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Preferences&gt; GetUserPreferencesAsync(</text:span><text:span text:style-name="T2">int</text:span><text:span text:style-name="T1"> userId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efPreferences = </text:span><text:span text:style-name="T2">await</text:span><text:span text:style-name="T1"> _context.UserPreferences</text:span></text:p>
      <text:p text:style-name="Standard" loext:marker-style-name="T1"><text:span text:style-name="T1"><text:s text:c="20"/>.Include(up =&gt; up.PreferedPlantStage)</text:span><text:span text:style-name="T1"/></text:p>
      <text:p text:style-name="Standard" loext:marker-style-name="T1"><text:span text:style-name="T1"><text:s text:c="20"/>.Include(up =&gt; up.PreferedPlantCategory)</text:span><text:span text:style-name="T1"/></text:p>
      <text:p text:style-name="Standard" loext:marker-style-name="T1"><text:span text:style-name="T1"><text:s text:c="20"/>.Include(up =&gt; up.PreferedWateringNeed)</text:span><text:span text:style-name="T1"/></text:p>
      <text:p text:style-name="Standard" loext:marker-style-name="T1"><text:span text:style-name="T1"><text:s text:c="20"/>.Include(up =&gt; up.PreferedLightRequirement)</text:span><text:span text:style-name="T1"/></text:p>
      <text:p text:style-name="Standard" loext:marker-style-name="T1"><text:span text:style-name="T1"><text:s text:c="20"/>.Include(up =&gt; up.PreferedSize)</text:span><text:span text:style-name="T1"/></text:p>
      <text:p text:style-name="Standard" loext:marker-style-name="T1"><text:span text:style-name="T1"><text:s text:c="20"/>.Include(up =&gt; up.PreferedIndoorOutdoor)</text:span><text:span text:style-name="T1"/></text:p>
      <text:p text:style-name="Standard" loext:marker-style-name="T1"><text:span text:style-name="T1"><text:s text:c="20"/>.Include(up =&gt; up.PreferedPropagationEase)</text:span><text:span text:style-name="T1"/></text:p>
      <text:p text:style-name="Standard" loext:marker-style-name="T1"><text:span text:style-name="T1"><text:s text:c="20"/>.Include(up =&gt; up.PreferedPetFriendly)</text:span><text:span text:style-name="T1"/></text:p>
      <text:p text:style-name="Standard" loext:marker-style-name="T1"><text:span text:style-name="T1"><text:s text:c="20"/>.Include(up =&gt; up.PreferedExtras)</text:span><text:span text:style-name="T1"/></text:p>
      <text:p text:style-name="Standard" loext:marker-style-name="T1"><text:span text:style-name="T1"><text:s text:c="20"/>.FirstOrDefaultAsync(up =&gt; up.UserId == userId);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EFToBusinessMapper.MapToUserPreferences(efPreferences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An error occurred while retrieving user preferences for user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RepositoryException(</text:span><text:span text:style-name="T4">"An error occurred while retrieving user preferences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Preferences&gt; AddUserPreferencesAsync(UserPreferences preferences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efPreferences = BusinessToEFMapper.MapToUserPreferencesEF(preferences);</text:span></text:p>
      <text:p text:style-name="P1" loext:marker-style-name="T1"/>
      <text:p text:style-name="Standard" loext:marker-style-name="T1"><text:span text:style-name="T1"><text:s text:c="16"/></text:span><text:span text:style-name="T2">await</text:span><text:span text:style-name="T1"> _context.UserPreferences.AddAsync(efPreferences);</text:span></text:p>
      <text:p text:style-name="Standard" loext:marker-style-name="T1"><text:span text:style-name="T1"><text:s text:c="16"/></text:span><text:span text:style-name="T2">await</text:span><text:span text:style-name="T1"> _context.SaveChangesAsync();</text:span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EFToBusinessMapper.MapToUserPreferences(efPreferences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oft-page-break/><text:span text:style-name="T1"><text:s text:c="16"/>_logger.LogError(ex, </text:span><text:span text:style-name="T4">"An error occurred while adding user preferences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RepositoryException(</text:span><text:span text:style-name="T4">"An error occurred while adding user preferences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 UpdateUserPreferencesAsync(UserPreferences preferences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efPreferences = BusinessToEFMapper.MapToUserPreferencesEF(preferences);</text:span></text:p>
      <text:p text:style-name="Standard" loext:marker-style-name="T1"><text:span text:style-name="T1"><text:s text:c="16"/>_context.UserPreferences.Update(efPreferences);</text:span><text:span text:style-name="T1"/></text:p>
      <text:p text:style-name="Standard" loext:marker-style-name="T1"><text:span text:style-name="T1"><text:s text:c="16"/></text:span><text:span text:style-name="T2">await</text:span><text:span text:style-name="T1"> _context.SaveChangesAsync(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An error occurred while updating user preferences for user ID </text:span><text:span text:style-name="T1">{preferences.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RepositoryException(</text:span><text:span text:style-name="T4">"An error occurred while updating user preferences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Standard" loext:marker-style-name="T1"><text:span text:style-name="T1"><text:s text:c="4"/>}</text:span><text:span text:style-name="T1"/></text:p>
      <text:p text:style-name="Standard" loext:marker-style-name="T1"><text:span text:style-name="T1">}</text:span><text:span text:style-name="T1"/></text:p>
      <text:p text:style-name="Standard"/>
      <text:p text:style-name="Standard" loext:marker-style-name="T1"><text:span text:style-name="T2">using</text:span><text:span text:style-name="T1"> Cuttr.Business.Contracts.Inputs;</text:span></text:p>
      <text:p text:style-name="Standard" loext:marker-style-name="T1"><text:span text:style-name="T2">using</text:span><text:span text:style-name="T1"> Cuttr.Business.Contracts.Outputs;</text:span></text:p>
      <text:p text:style-name="Standard" loext:marker-style-name="T1"><text:span text:style-name="T2">using</text:span><text:span text:style-name="T1"> Cuttr.Business.Entities;</text:span></text:p>
      <text:p text:style-name="Standard" loext:marker-style-name="T1"><text:span text:style-name="T2">using</text:span><text:span text:style-name="T1"> Cuttr.Business.Exceptions;</text:span></text:p>
      <text:p text:style-name="Standard" loext:marker-style-name="T1"><text:span text:style-name="T2">using</text:span><text:span text:style-name="T1"> Cuttr.Business.Interfaces.ManagerInterfaces;</text:span></text:p>
      <text:p text:style-name="Standard" loext:marker-style-name="T1"><text:span text:style-name="T2">using</text:span><text:span text:style-name="T1"> Cuttr.Business.Interfaces.RepositoryInterfaces;</text:span></text:p>
      <text:p text:style-name="Standard" loext:marker-style-name="T1"><text:span text:style-name="T2">using</text:span><text:span text:style-name="T1"> Cuttr.Business.Interfaces.Services;</text:span></text:p>
      <text:p text:style-name="Standard" loext:marker-style-name="T1"><text:span text:style-name="T2">using</text:span><text:span text:style-name="T1"> Cuttr.Business.Mappers;</text:span></text:p>
      <text:p text:style-name="Standard" loext:marker-style-name="T1"><text:span text:style-name="T2">using</text:span><text:span text:style-name="T1"> Cuttr.Business.Utilities;</text:span></text:p>
      <text:p text:style-name="Standard" loext:marker-style-name="T1"><text:span text:style-name="T2">using</text:span><text:span text:style-name="T1"> Microsoft.Extensions.Logging;</text:span></text:p>
      <text:p text:style-name="Standard" loext:marker-style-name="T1"><text:span text:style-name="T2">using</text:span><text:span text:style-name="T1"> System;</text:span></text:p>
      <text:p text:style-name="Standard" loext:marker-style-name="T1"><text:span text:style-name="T2">using</text:span><text:span text:style-name="T1"> System.Collections.Generic;</text:span></text:p>
      <text:p text:style-name="Standard" loext:marker-style-name="T1"><text:span text:style-name="T2">using</text:span><text:span text:style-name="T1"> System.Drawing;</text:span></text:p>
      <text:p text:style-name="Standard" loext:marker-style-name="T1"><text:span text:style-name="T2">using</text:span><text:span text:style-name="T1"> System.Linq;</text:span></text:p>
      <text:p text:style-name="Standard" loext:marker-style-name="T1"><text:span text:style-name="T2">using</text:span><text:span text:style-name="T1"> System.Runtime.CompilerServices;</text:span></text:p>
      <text:p text:style-name="Standard" loext:marker-style-name="T1"><text:span text:style-name="T2">using</text:span><text:span text:style-name="T1"> System.Security.Authentication;</text:span></text:p>
      <text:p text:style-name="Standard" loext:marker-style-name="T1"><text:span text:style-name="T2">using</text:span><text:span text:style-name="T1"> System.Text;</text:span></text:p>
      <text:p text:style-name="Standard" loext:marker-style-name="T1"><text:span text:style-name="T2">using</text:span><text:span text:style-name="T1"> System.Threading.Tasks;</text:span></text:p>
      <text:p text:style-name="Standard" loext:marker-style-name="T1"><text:span text:style-name="T2">using</text:span><text:span text:style-name="T1"> AuthenticationException = Cuttr.Business.Exceptions.AuthenticationException;</text:span></text:p>
      <text:p text:style-name="P1" loext:marker-style-name="T1"/>
      <text:p text:style-name="Standard" loext:marker-style-name="T1"><text:span text:style-name="T2">namespace</text:span><text:span text:style-name="T1"> Cuttr.Business.Managers</text:span></text:p>
      <text:p text:style-name="Standard" loext:marker-style-name="T1"><text:span text:style-name="T1">{</text:span><text:span text:style-name="T1"/></text:p>
      <text:p text:style-name="Standard" loext:marker-style-name="T1"><text:span text:style-name="T1"><text:s text:c="4"/></text:span><text:span text:style-name="T2">public</text:span><text:span text:style-name="T1"> </text:span><text:span text:style-name="T2">class</text:span><text:span text:style-name="T1"> </text:span><text:span text:style-name="T3">UserManager</text:span><text:span text:style-name="T1"> : IUserManager</text:span></text:p>
      <text:p text:style-name="Standard" loext:marker-style-name="T1"><text:span text:style-name="T1"><text:s text:c="4"/>{</text:span><text:span text:style-name="T1"/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UserRepository _userRepository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Logger&lt;UserManager&gt; _logger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JwtTokenGenerator _jwtTokenGenerator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BlobStorageService _blobStorageService;</text:span></text:p>
      <text:p text:style-name="P1" loext:marker-style-name="T1"/>
      <text:p text:style-name="Standard" loext:marker-style-name="T1"><text:span text:style-name="T1"><text:s text:c="8"/></text:span><text:span text:style-name="T2">private</text:span><text:span text:style-name="T1"> </text:span><text:span text:style-name="T2">const</text:span><text:span text:style-name="T1"> </text:span><text:span text:style-name="T2">string</text:span><text:span text:style-name="T1"> ProfileImagesContainer = </text:span><text:span text:style-name="T4">"profile-images"</text:span><text:span text:style-name="T1">;</text:span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3">UserManager</text:span><text:span text:style-name="T1">(IUserRepository userRepository, ILogger&lt;UserManager&gt; logger, JwtTokenGenerator jwtTokenGenerator, IBlobStorageService blobStorageService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_userRepository = userRepository;</text:span><text:span text:style-name="T1"/></text:p>
      <text:p text:style-name="Standard" loext:marker-style-name="T1"><text:span text:style-name="T1"><text:s text:c="12"/>_logger = logger;</text:span><text:span text:style-name="T1"/></text:p>
      <text:p text:style-name="Standard" loext:marker-style-name="T1"><text:span text:style-name="T1"><text:s text:c="12"/>_jwtTokenGenerator = jwtTokenGenerator;</text:span><text:span text:style-name="T1"/></text:p>
      <text:p text:style-name="Standard" loext:marker-style-name="T1"><text:span text:style-name="T1"><text:s text:c="12"/>_blobStorageService = blobStorageService;</text:span><text:span text:style-name="T1"/></text:p>
      <text:p text:style-name="Standard" loext:marker-style-name="T1"><text:soft-page-break/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Response&gt; RegisterUserAsync(UserRegistrationRequest request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5">// Check if user already exists</text:span></text:p>
      <text:p text:style-name="Standard" loext:marker-style-name="T1"><text:span text:style-name="T1"><text:s text:c="16"/></text:span><text:span text:style-name="T2">if</text:span><text:span text:style-name="T1"> (</text:span><text:span text:style-name="T2">await</text:span><text:span text:style-name="T1"> _userRepository.GetUserByEmailAsync(request.Email) !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BusinessException(</text:span><text:span text:style-name="T4">"Email already registere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5">// Map to User entity</text:span></text:p>
      <text:p text:style-name="Standard" loext:marker-style-name="T1"><text:span text:style-name="T1"><text:s text:c="16"/></text:span><text:span text:style-name="T2">var</text:span><text:span text:style-name="T1"> user = ContractToBusinessMapper.MapToUser(request);</text:span></text:p>
      <text:p text:style-name="P1" loext:marker-style-name="T1"/>
      <text:p text:style-name="Standard" loext:marker-style-name="T1"><text:span text:style-name="T1"><text:s text:c="16"/></text:span><text:span text:style-name="T5">// Hash the password</text:span></text:p>
      <text:p text:style-name="Standard" loext:marker-style-name="T1"><text:span text:style-name="T1"><text:s text:c="16"/>user.PasswordHash = PasswordHasher.HashPassword(user.PasswordHash);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var</text:span><text:span text:style-name="T1"> createdUser = </text:span><text:span text:style-name="T2">await</text:span><text:span text:style-name="T1"> _userRepository.CreateUserAsync(user);</text:span></text:p>
      <text:p text:style-name="P1" loext:marker-style-name="T1"/>
      <text:p text:style-name="Standard" loext:marker-style-name="T1"><text:span text:style-name="T1"><text:s text:c="16"/></text:span><text:span text:style-name="T5">// Map to UserResponse</text:span></text:p>
      <text:p text:style-name="Standard" loext:marker-style-name="T1"><text:span text:style-name="T1"><text:s text:c="16"/></text:span><text:span text:style-name="T2">return</text:span><text:span text:style-name="T1"> BusinessToContractMapper.MapToUserResponse(createdUser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"Error registering user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registering user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Response&gt; GetUserByIdAsync(</text:span><text:span text:style-name="T2">int</text:span><text:span text:style-name="T1"> userId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with ID </text:span><text:span text:style-name="T1">{userId}</text:span><text:span text:style-name="T4"> not foun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BusinessToContractMapper.MapToUserResponse(user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retrieving user with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retrieving user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Response&gt; UpdateUserAsync(</text:span><text:span text:style-name="T2">int</text:span><text:span text:style-name="T1"> userId, UserUpdateRequest request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with ID </text:span><text:span text:style-name="T1">{userId}</text:span><text:span text:style-name="T4"> not foun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oft-page-break/><text:span text:style-name="T1"><text:s text:c="16"/></text:span><text:span text:style-name="T5">// Update user properties</text:span></text:p>
      <text:p text:style-name="Standard" loext:marker-style-name="T1"><text:span text:style-name="T1"><text:s text:c="16"/>ContractToBusinessMapper.MapToUser(request, user);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await</text:span><text:span text:style-name="T1"> _userRepository.UpdateUserAsync(user);</text:span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BusinessToContractMapper.MapToUserResponse(user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updating user with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updating user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 DeleteUserAsync(</text:span><text:span text:style-name="T2">int</text:span><text:span text:style-name="T1"> userId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with ID </text:span><text:span text:style-name="T1">{userId}</text:span><text:span text:style-name="T4"> not foun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await</text:span><text:span text:style-name="T1"> _userRepository.DeleteUserAsync(userId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deleting user with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deleting user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Response&gt; UpdateUserProfileImageAsync(</text:span><text:span text:style-name="T2">int</text:span><text:span text:style-name="T1"> userId, UserProfileImageUpdateRequest request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with ID </text:span><text:span text:style-name="T1">{userId}</text:span><text:span text:style-name="T4"> not foun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string</text:span><text:span text:style-name="T1"> imageUrl = </text:span><text:span text:style-name="T2">null</text:span><text:span text:style-name="T1">;</text:span></text:p>
      <text:p text:style-name="P1" loext:marker-style-name="T1"/>
      <text:p text:style-name="Standard" loext:marker-style-name="T1"><text:span text:style-name="T1"><text:s text:c="16"/></text:span><text:span text:style-name="T2">if</text:span><text:span text:style-name="T1"> (request.Image != </text:span><text:span text:style-name="T2">null</text:span><text:span text:style-name="T1"> &amp;&amp; request.Image.Length &gt; 0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5">// Upload image to Azure Blob Storage in 'profile-images' container</text:span></text:p>
      <text:p text:style-name="Standard" loext:marker-style-name="T1"><text:span text:style-name="T1"><text:s text:c="20"/>imageUrl = </text:span><text:span text:style-name="T2">await</text:span><text:span text:style-name="T1"> _blobStorageService.UploadFileAsync(request.Image, ProfileImagesContainer);</text:span></text:p>
      <text:p text:style-name="P1" loext:marker-style-name="T1"/>
      <text:p text:style-name="Standard" loext:marker-style-name="T1"><text:span text:style-name="T1"><text:s text:c="20"/></text:span><text:span text:style-name="T5">// Optionally, delete the old profile picture from Blob Storage if it exists</text:span></text:p>
      <text:p text:style-name="Standard" loext:marker-style-name="T1"><text:span text:style-name="T1"><text:s text:c="20"/></text:span><text:span text:style-name="T2">if</text:span><text:span text:style-name="T1"> (!</text:span><text:span text:style-name="T2">string</text:span><text:span text:style-name="T1">.IsNullOrEmpty(user.ProfilePictureUrl))</text:span></text:p>
      <text:p text:style-name="Standard" loext:marker-style-name="T1"><text:span text:style-name="T1"><text:s text:c="20"/>{</text:span><text:span text:style-name="T1"/></text:p>
      <text:p text:style-name="Standard" loext:marker-style-name="T1"><text:soft-page-break/><text:span text:style-name="T1"><text:s text:c="24"/></text:span><text:span text:style-name="T2">await</text:span><text:span text:style-name="T1"> _blobStorageService.DeleteFileAsync(user.ProfilePictureUrl, ProfileImagesContainer);</text:span></text:p>
      <text:p text:style-name="Standard" loext:marker-style-name="T1"><text:span text:style-name="T1"><text:s text:c="20"/>}</text:span><text:span text:style-name="T1"/></text:p>
      <text:p text:style-name="P1" loext:marker-style-name="T1"/>
      <text:p text:style-name="Standard" loext:marker-style-name="T1"><text:span text:style-name="T1"><text:s text:c="20"/>user.ProfilePictureUrl = imageUrl;</text:span><text:span text:style-name="T1"/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await</text:span><text:span text:style-name="T1"> _userRepository.UpdateUserAsync(user);</text:span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BusinessToContractMapper.MapToUserResponse(user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updating profile picture for user with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updating profile picture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 UpdateUserLocationAsync(</text:span><text:span text:style-name="T2">int</text:span><text:span text:style-name="T1"> userId, </text:span><text:span text:style-name="T2">double</text:span><text:span text:style-name="T1"> latitude, </text:span><text:span text:style-name="T2">double</text:span><text:span text:style-name="T1"> longitude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with ID </text:span><text:span text:style-name="T1">{userId}</text:span><text:span text:style-name="T4"> not found."</text:span><text:span text:style-name="T1">);</text:span></text:p>
      <text:p text:style-name="P1" loext:marker-style-name="T1"/>
      <text:p text:style-name="Standard" loext:marker-style-name="T1"><text:span text:style-name="T1"><text:s text:c="16"/></text:span><text:span text:style-name="T5">// We'll update the repository mapping logic to map `User.Location` to `UserEF.Location`</text:span></text:p>
      <text:p text:style-name="Standard" loext:marker-style-name="T1"><text:span text:style-name="T1"><text:s text:c="16"/></text:span><text:span text:style-name="T2">await</text:span><text:span text:style-name="T1"> _userRepository.UpdateUserLocationAsync(userId, latitude, longitude);</text:span></text:p>
      <text:p text:style-name="Standard" loext:marker-style-name="T1"><text:span text:style-name="T1"><text:s text:c="12"/>} 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 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updating location for user with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updating location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Standard" loext:marker-style-name="T1"><text:span text:style-name="T1"><text:s text:c="4"/>}</text:span><text:span text:style-name="T1"/></text:p>
      <text:p text:style-name="Standard" loext:marker-style-name="T1"><text:span text:style-name="T1">}</text:span><text:span text:style-name="T1"/></text:p>
      <text:p text:style-name="Standard"><text:line-break/><text:line-break/><text:span text:style-name="T2">using</text:span><text:span text:style-name="T1"> Cuttr.Business.Contracts.Inputs;</text:span></text:p>
      <text:p text:style-name="Standard" loext:marker-style-name="T1"><text:span text:style-name="T2">using</text:span><text:span text:style-name="T1"> Cuttr.Business.Contracts.Outputs;</text:span></text:p>
      <text:p text:style-name="Standard" loext:marker-style-name="T1"><text:span text:style-name="T2">using</text:span><text:span text:style-name="T1"> Cuttr.Business.Exceptions;</text:span></text:p>
      <text:p text:style-name="Standard" loext:marker-style-name="T1"><text:span text:style-name="T2">using</text:span><text:span text:style-name="T1"> Cuttr.Business.Interfaces.ManagerInterfaces;</text:span></text:p>
      <text:p text:style-name="Standard" loext:marker-style-name="T1"><text:span text:style-name="T2">using</text:span><text:span text:style-name="T1"> Cuttr.Business.Interfaces.RepositoryInterfaces;</text:span></text:p>
      <text:p text:style-name="Standard" loext:marker-style-name="T1"><text:span text:style-name="T2">using</text:span><text:span text:style-name="T1"> Cuttr.Business.Mappers;</text:span></text:p>
      <text:p text:style-name="Standard" loext:marker-style-name="T1"><text:span text:style-name="T2">using</text:span><text:span text:style-name="T1"> Microsoft.Extensions.Logging;</text:span></text:p>
      <text:p text:style-name="Standard" loext:marker-style-name="T1"><text:span text:style-name="T2">using</text:span><text:span text:style-name="T1"> System;</text:span></text:p>
      <text:p text:style-name="Standard" loext:marker-style-name="T1"><text:span text:style-name="T2">using</text:span><text:span text:style-name="T1"> System.Collections.Generic;</text:span></text:p>
      <text:p text:style-name="Standard" loext:marker-style-name="T1"><text:span text:style-name="T2">using</text:span><text:span text:style-name="T1"> System.Linq;</text:span></text:p>
      <text:p text:style-name="Standard" loext:marker-style-name="T1"><text:span text:style-name="T2">using</text:span><text:span text:style-name="T1"> System.Text;</text:span></text:p>
      <text:p text:style-name="Standard" loext:marker-style-name="T1"><text:span text:style-name="T2">using</text:span><text:span text:style-name="T1"> System.Threading.Tasks;</text:span></text:p>
      <text:p text:style-name="P1" loext:marker-style-name="T1"/>
      <text:p text:style-name="Standard" loext:marker-style-name="T1"><text:span text:style-name="T2">namespace</text:span><text:span text:style-name="T1"> Cuttr.Business.Managers</text:span></text:p>
      <text:p text:style-name="Standard" loext:marker-style-name="T1"><text:span text:style-name="T1">{</text:span><text:span text:style-name="T1"/></text:p>
      <text:p text:style-name="Standard" loext:marker-style-name="T1"><text:soft-page-break/><text:span text:style-name="T1"><text:s text:c="4"/></text:span><text:span text:style-name="T2">public</text:span><text:span text:style-name="T1"> </text:span><text:span text:style-name="T2">class</text:span><text:span text:style-name="T1"> </text:span><text:span text:style-name="T3">UserPreferencesManager</text:span><text:span text:style-name="T1"> : IUserPreferencesManager</text:span></text:p>
      <text:p text:style-name="Standard" loext:marker-style-name="T1"><text:span text:style-name="T1"><text:s text:c="4"/>{</text:span><text:span text:style-name="T1"/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UserPreferencesRepository _userPreferencesRepository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UserRepository _userRepository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Logger&lt;UserPreferencesManager&gt; _logger;</text:span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3">UserPreferencesManager</text:span><text:span text:style-name="T1">(</text:span></text:p>
      <text:p text:style-name="Standard" loext:marker-style-name="T1"><text:span text:style-name="T1"><text:s text:c="12"/>IUserPreferencesRepository userPreferencesRepository,</text:span><text:span text:style-name="T1"/></text:p>
      <text:p text:style-name="Standard" loext:marker-style-name="T1"><text:span text:style-name="T1"><text:s text:c="12"/>IUserRepository userRepository,</text:span><text:span text:style-name="T1"/></text:p>
      <text:p text:style-name="Standard" loext:marker-style-name="T1"><text:span text:style-name="T1"><text:s text:c="12"/>ILogger&lt;UserPreferencesManager&gt; logger)</text:span><text:span text:style-name="T1"/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_userPreferencesRepository = userPreferencesRepository;</text:span><text:span text:style-name="T1"/></text:p>
      <text:p text:style-name="Standard" loext:marker-style-name="T1"><text:span text:style-name="T1"><text:s text:c="12"/>_userRepository = userRepository;</text:span><text:span text:style-name="T1"/></text:p>
      <text:p text:style-name="Standard" loext:marker-style-name="T1"><text:span text:style-name="T1"><text:s text:c="12"/>_logger = logger;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PreferencesResponse&gt; GetUserPreferencesAsync(</text:span><text:span text:style-name="T2">int</text:span><text:span text:style-name="T1"> userId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var</text:span><text:span text:style-name="T1"> preferences = </text:span><text:span text:style-name="T2">await</text:span><text:span text:style-name="T1"> _userPreferencesRepository.GetUserPreferencesAsync(userId);</text:span></text:p>
      <text:p text:style-name="Standard" loext:marker-style-name="T1"><text:span text:style-name="T1"><text:s text:c="16"/></text:span><text:span text:style-name="T2">if</text:span><text:span text:style-name="T1"> (preferences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preferences for user ID </text:span><text:span text:style-name="T1">{userId}</text:span><text:span text:style-name="T4"> not foun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BusinessToContractMapper.MapToUserPreferencesResponse(preferences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retrieving user preferences for user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retrieving user preferences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UserPreferencesResponse&gt; CreateOrUpdateUserPreferencesAsync(</text:span><text:span text:style-name="T2">int</text:span><text:span text:style-name="T1"> userId, UserPreferencesRequest request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5">// Validate user exists</text:span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NotFoundException(</text:span><text:span text:style-name="T4">$"User with ID </text:span><text:span text:style-name="T1">{userId}</text:span><text:span text:style-name="T4"> not found."</text:span><text:span text:style-name="T1">);</text:span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var</text:span><text:span text:style-name="T1"> preferences = </text:span><text:span text:style-name="T2">await</text:span><text:span text:style-name="T1"> _userPreferencesRepository.GetUserPreferencesAsync(userId);</text:span></text:p>
      <text:p text:style-name="P1" loext:marker-style-name="T1"/>
      <text:p text:style-name="Standard" loext:marker-style-name="T1"><text:span text:style-name="T1"><text:s text:c="16"/></text:span><text:span text:style-name="T2">if</text:span><text:span text:style-name="T1"> (preferences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5">// Create new preferences</text:span></text:p>
      <text:p text:style-name="Standard" loext:marker-style-name="T1"><text:span text:style-name="T1"><text:s text:c="20"/>preferences = ContractToBusinessMapper.MapToUserPreferences(request);</text:span><text:span text:style-name="T1"/></text:p>
      <text:p text:style-name="Standard" loext:marker-style-name="T1"><text:span text:style-name="T1"><text:s text:c="20"/>preferences.UserId = userId;</text:span><text:span text:style-name="T1"/></text:p>
      <text:p text:style-name="P1" loext:marker-style-name="T1"/>
      <text:p text:style-name="Standard" loext:marker-style-name="T1"><text:soft-page-break/><text:span text:style-name="T1"><text:s text:c="20"/></text:span><text:span text:style-name="T2">var</text:span><text:span text:style-name="T1"> createdPreferences = </text:span><text:span text:style-name="T2">await</text:span><text:span text:style-name="T1"> _userPreferencesRepository.AddUserPreferencesAsync(preferences);</text:span></text:p>
      <text:p text:style-name="Standard" loext:marker-style-name="T1"><text:span text:style-name="T1"><text:s text:c="20"/></text:span><text:span text:style-name="T2">return</text:span><text:span text:style-name="T1"> BusinessToContractMapper.MapToUserPreferencesResponse(createdPreferences);</text:span></text:p>
      <text:p text:style-name="Standard" loext:marker-style-name="T1"><text:span text:style-name="T1"><text:s text:c="16"/>}</text:span><text:span text:style-name="T1"/></text:p>
      <text:p text:style-name="Standard" loext:marker-style-name="T1"><text:span text:style-name="T1"><text:s text:c="16"/></text:span><text:span text:style-name="T2">else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5">// Update existing preferences</text:span></text:p>
      <text:p text:style-name="Standard" loext:marker-style-name="T1"><text:span text:style-name="T1"><text:s text:c="20"/></text:span><text:span text:style-name="T1"/></text:p>
      <text:p text:style-name="Standard" loext:marker-style-name="T1"><text:span text:style-name="T1"><text:s text:c="20"/></text:span><text:span text:style-name="T2">await</text:span><text:span text:style-name="T1"> _userPreferencesRepository.UpdateUserPreferencesAsync(ContractToBusinessMapper.MapToUserPreferences(request));</text:span></text:p>
      <text:p text:style-name="P1" loext:marker-style-name="T1"/>
      <text:p text:style-name="Standard" loext:marker-style-name="T1"><text:span text:style-name="T1"><text:s text:c="20"/></text:span><text:span text:style-name="T2">return</text:span><text:span text:style-name="T1"> BusinessToContractMapper.MapToUserPreferencesResponse(preferences);</text:span></text:p>
      <text:p text:style-name="Standard" loext:marker-style-name="T1"><text:span text:style-name="T1"><text:s text:c="16"/>}</text:span><text:span text:style-name="T1"/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NotFoundException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hrow</text:span><text:span text:style-name="T1">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$"Error creating or updating user preferences for user ID </text:span><text:span text:style-name="T1">{userId}</text:span><text:span text:style-name="T4">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creating or updating user preferences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Standard" loext:marker-style-name="T1"><text:span text:style-name="T1"><text:s text:c="4"/>}</text:span><text:span text:style-name="T1"/></text:p>
      <text:p text:style-name="Standard" loext:marker-style-name="T1"><text:span text:style-name="T1">}</text:span><text:span text:style-name="T1"/></text:p>
      <text:p text:style-name="Standard"/>
      <text:p text:style-name="Standard" loext:marker-style-name="T1"><text:span text:style-name="T2">using</text:span><text:span text:style-name="T1"> Cuttr.Business.Contracts.Inputs;</text:span></text:p>
      <text:p text:style-name="Standard" loext:marker-style-name="T1"><text:span text:style-name="T2">using</text:span><text:span text:style-name="T1"> Cuttr.Business.Contracts.Outputs;</text:span></text:p>
      <text:p text:style-name="Standard" loext:marker-style-name="T1"><text:span text:style-name="T2">using</text:span><text:span text:style-name="T1"> Cuttr.Business.Entities;</text:span></text:p>
      <text:p text:style-name="Standard" loext:marker-style-name="T1"><text:span text:style-name="T2">using</text:span><text:span text:style-name="T1"> Cuttr.Business.Exceptions;</text:span></text:p>
      <text:p text:style-name="Standard" loext:marker-style-name="T1"><text:span text:style-name="T2">using</text:span><text:span text:style-name="T1"> Cuttr.Business.Interfaces.ManagerInterfaces;</text:span></text:p>
      <text:p text:style-name="Standard" loext:marker-style-name="T1"><text:span text:style-name="T2">using</text:span><text:span text:style-name="T1"> Cuttr.Business.Interfaces.RepositoryInterfaces;</text:span></text:p>
      <text:p text:style-name="Standard" loext:marker-style-name="T1"><text:span text:style-name="T2">using</text:span><text:span text:style-name="T1"> Cuttr.Business.Mappers;</text:span></text:p>
      <text:p text:style-name="Standard" loext:marker-style-name="T1"><text:span text:style-name="T2">using</text:span><text:span text:style-name="T1"> Microsoft.Extensions.Logging;</text:span></text:p>
      <text:p text:style-name="Standard" loext:marker-style-name="T1"><text:span text:style-name="T2">using</text:span><text:span text:style-name="T1"> System;</text:span></text:p>
      <text:p text:style-name="Standard" loext:marker-style-name="T1"><text:span text:style-name="T2">using</text:span><text:span text:style-name="T1"> System.Collections.Generic;</text:span></text:p>
      <text:p text:style-name="Standard" loext:marker-style-name="T1"><text:span text:style-name="T2">using</text:span><text:span text:style-name="T1"> System.Linq;</text:span></text:p>
      <text:p text:style-name="Standard" loext:marker-style-name="T1"><text:span text:style-name="T2">using</text:span><text:span text:style-name="T1"> System.Text;</text:span></text:p>
      <text:p text:style-name="Standard" loext:marker-style-name="T1"><text:span text:style-name="T2">using</text:span><text:span text:style-name="T1"> System.Threading.Tasks;</text:span></text:p>
      <text:p text:style-name="P1" loext:marker-style-name="T1"/>
      <text:p text:style-name="Standard" loext:marker-style-name="T1"><text:span text:style-name="T2">namespace</text:span><text:span text:style-name="T1"> Cuttr.Business.Managers</text:span></text:p>
      <text:p text:style-name="Standard" loext:marker-style-name="T1"><text:span text:style-name="T1">{</text:span><text:span text:style-name="T1"/></text:p>
      <text:p text:style-name="Standard" loext:marker-style-name="T1"><text:span text:style-name="T1"><text:s text:c="4"/></text:span><text:span text:style-name="T2">public</text:span><text:span text:style-name="T1"> </text:span><text:span text:style-name="T2">class</text:span><text:span text:style-name="T1"> </text:span><text:span text:style-name="T3">SwipeManager</text:span><text:span text:style-name="T1"> : ISwipeManager</text:span></text:p>
      <text:p text:style-name="Standard" loext:marker-style-name="T1"><text:span text:style-name="T1"><text:s text:c="4"/>{</text:span><text:span text:style-name="T1"/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SwipeRepository _swipeRepository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PlantRepository _plantRepository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Logger&lt;SwipeManager&gt; _logger;</text:span></text:p>
      <text:p text:style-name="Standard" loext:marker-style-name="T1"><text:span text:style-name="T1"><text:s text:c="8"/></text:span><text:span text:style-name="T2">private</text:span><text:span text:style-name="T1"> </text:span><text:span text:style-name="T2">readonly</text:span><text:span text:style-name="T1"> IUserRepository _userRepository;</text:span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3">SwipeManager</text:span><text:span text:style-name="T1">(</text:span></text:p>
      <text:p text:style-name="Standard" loext:marker-style-name="T1"><text:span text:style-name="T1"><text:s text:c="12"/>ISwipeRepository swipeRepository,</text:span><text:span text:style-name="T1"/></text:p>
      <text:p text:style-name="Standard" loext:marker-style-name="T1"><text:span text:style-name="T1"><text:s text:c="12"/>IPlantRepository plantRepository,</text:span><text:span text:style-name="T1"/></text:p>
      <text:p text:style-name="Standard" loext:marker-style-name="T1"><text:span text:style-name="T1"><text:s text:c="12"/>IUserRepository userRepository,</text:span><text:span text:style-name="T1"/></text:p>
      <text:p text:style-name="Standard" loext:marker-style-name="T1"><text:span text:style-name="T1"><text:s text:c="12"/>ILogger&lt;SwipeManager&gt; logger)</text:span><text:span text:style-name="T1"/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_swipeRepository = swipeRepository;</text:span><text:span text:style-name="T1"/></text:p>
      <text:p text:style-name="Standard" loext:marker-style-name="T1"><text:span text:style-name="T1"><text:s text:c="12"/>_plantRepository = plantRepository;</text:span><text:span text:style-name="T1"/></text:p>
      <text:p text:style-name="Standard" loext:marker-style-name="T1"><text:span text:style-name="T1"><text:s text:c="12"/>_logger = logger;</text:span><text:span text:style-name="T1"/></text:p>
      <text:p text:style-name="Standard" loext:marker-style-name="T1"><text:span text:style-name="T1"><text:s text:c="12"/>_userRepository = userRepository;</text:span><text:span text:style-name="T1"/></text:p>
      <text:p text:style-name="Standard" loext:marker-style-name="T1"><text:soft-page-break/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List&lt;SwipeResponse&gt;&gt; RecordSwipesAsync(List&lt;SwipeRequest&gt; requests, </text:span><text:span text:style-name="T2">int</text:span><text:span text:style-name="T1"> userId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var</text:span><text:span text:style-name="T1"> responses = </text:span><text:span text:style-name="T2">new</text:span><text:span text:style-name="T1"> List&lt;SwipeResponse&gt;();</text:span></text:p>
      <text:p text:style-name="P1" loext:marker-style-name="T1"/>
      <text:p text:style-name="Standard" loext:marker-style-name="T1"><text:span text:style-name="T1"><text:s text:c="12"/></text:span><text:span text:style-name="T2">foreach</text:span><text:span text:style-name="T1"> (var request </text:span><text:span text:style-name="T2">in</text:span><text:span text:style-name="T1"> requests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2">try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5">// Validate that both plants exist</text:span></text:p>
      <text:p text:style-name="Standard" loext:marker-style-name="T1"><text:span text:style-name="T1"><text:s text:c="20"/></text:span><text:span text:style-name="T2">var</text:span><text:span text:style-name="T1"> swiperPlant = </text:span><text:span text:style-name="T2">await</text:span><text:span text:style-name="T1"> _plantRepository.GetPlantByIdAsync(request.SwiperPlantId);</text:span></text:p>
      <text:p text:style-name="Standard" loext:marker-style-name="T1"><text:span text:style-name="T1"><text:s text:c="20"/></text:span><text:span text:style-name="T2">if</text:span><text:span text:style-name="T1"> (swiperPlant == </text:span><text:span text:style-name="T2">null</text:span><text:span text:style-name="T1">)</text:span></text:p>
      <text:p text:style-name="Standard" loext:marker-style-name="T1"><text:span text:style-name="T1"><text:s text:c="24"/></text:span><text:span text:style-name="T2">throw</text:span><text:span text:style-name="T1"> </text:span><text:span text:style-name="T2">new</text:span><text:span text:style-name="T1"> NotFoundException(</text:span><text:span text:style-name="T4">$"Swiper plant with ID </text:span><text:span text:style-name="T1">{request.SwiperPlantId}</text:span><text:span text:style-name="T4"> not found."</text:span><text:span text:style-name="T1">);</text:span></text:p>
      <text:p text:style-name="P1" loext:marker-style-name="T1"/>
      <text:p text:style-name="Standard" loext:marker-style-name="T1"><text:span text:style-name="T1"><text:s text:c="20"/></text:span><text:span text:style-name="T2">var</text:span><text:span text:style-name="T1"> swipedPlant = </text:span><text:span text:style-name="T2">await</text:span><text:span text:style-name="T1"> _plantRepository.GetPlantByIdAsync(request.SwipedPlantId);</text:span></text:p>
      <text:p text:style-name="Standard" loext:marker-style-name="T1"><text:span text:style-name="T1"><text:s text:c="20"/></text:span><text:span text:style-name="T2">if</text:span><text:span text:style-name="T1"> (swipedPlant == </text:span><text:span text:style-name="T2">null</text:span><text:span text:style-name="T1">)</text:span></text:p>
      <text:p text:style-name="Standard" loext:marker-style-name="T1"><text:span text:style-name="T1"><text:s text:c="24"/></text:span><text:span text:style-name="T2">throw</text:span><text:span text:style-name="T1"> </text:span><text:span text:style-name="T2">new</text:span><text:span text:style-name="T1"> NotFoundException(</text:span><text:span text:style-name="T4">$"Swiped plant with ID </text:span><text:span text:style-name="T1">{request.SwipedPlantId}</text:span><text:span text:style-name="T4"> not found."</text:span><text:span text:style-name="T1">);</text:span></text:p>
      <text:p text:style-name="P1" loext:marker-style-name="T1"/>
      <text:p text:style-name="Standard" loext:marker-style-name="T1"><text:span text:style-name="T1"><text:s text:c="20"/></text:span><text:span text:style-name="T5">// Validate that the user exists</text:span></text:p>
      <text:p text:style-name="Standard" loext:marker-style-name="T1"><text:span text:style-name="T1"><text:s text:c="20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20"/></text:span><text:span text:style-name="T5">// Validate that the swiper plant belongs to the user</text:span></text:p>
      <text:p text:style-name="Standard" loext:marker-style-name="T1"><text:span text:style-name="T1"><text:s text:c="20"/></text:span><text:span text:style-name="T2">if</text:span><text:span text:style-name="T1"> (swiperPlant.UserId != userId)</text:span></text:p>
      <text:p text:style-name="Standard" loext:marker-style-name="T1"><text:span text:style-name="T1"><text:s text:c="24"/></text:span><text:span text:style-name="T2">throw</text:span><text:span text:style-name="T1"> </text:span><text:span text:style-name="T2">new</text:span><text:span text:style-name="T1"> Exceptions.UnauthorizedAccessException(</text:span><text:span text:style-name="T4">"Swiper plant does not belong to the user."</text:span><text:span text:style-name="T1">);</text:span></text:p>
      <text:p text:style-name="P1" loext:marker-style-name="T1"/>
      <text:p text:style-name="Standard" loext:marker-style-name="T1"><text:span text:style-name="T1"><text:s text:c="20"/></text:span><text:span text:style-name="T5">// Map request to Swipe entity</text:span></text:p>
      <text:p text:style-name="Standard" loext:marker-style-name="T1"><text:span text:style-name="T1"><text:s text:c="20"/></text:span><text:span text:style-name="T2">var</text:span><text:span text:style-name="T1"> swipe = ContractToBusinessMapper.MapToSwipe(request);</text:span></text:p>
      <text:p text:style-name="P1" loext:marker-style-name="T1"/>
      <text:p text:style-name="Standard" loext:marker-style-name="T1"><text:span text:style-name="T1"><text:s text:c="20"/></text:span><text:span text:style-name="T2">await</text:span><text:span text:style-name="T1"> _swipeRepository.AddSwipeAsync(swipe);</text:span></text:p>
      <text:p text:style-name="P1" loext:marker-style-name="T1"/>
      <text:p text:style-name="Standard" loext:marker-style-name="T1"><text:span text:style-name="T1"><text:s text:c="20"/></text:span><text:span text:style-name="T5">// Check for a mutual like (match)</text:span></text:p>
      <text:p text:style-name="Standard" loext:marker-style-name="T1"><text:span text:style-name="T1"><text:s text:c="20"/>Swipe oppositeSwipe = </text:span><text:span text:style-name="T2">null</text:span><text:span text:style-name="T1">;</text:span></text:p>
      <text:p text:style-name="P1" loext:marker-style-name="T1"/>
      <text:p text:style-name="Standard" loext:marker-style-name="T1"><text:span text:style-name="T1"><text:s text:c="20"/></text:span><text:span text:style-name="T2">if</text:span><text:span text:style-name="T1"> (request.IsLike)</text:span></text:p>
      <text:p text:style-name="Standard" loext:marker-style-name="T1"><text:span text:style-name="T1"><text:s text:c="20"/>{</text:span><text:span text:style-name="T1"/></text:p>
      <text:p text:style-name="Standard" loext:marker-style-name="T1"><text:span text:style-name="T1"><text:s text:c="24"/>oppositeSwipe = </text:span><text:span text:style-name="T2">await</text:span><text:span text:style-name="T1"> _swipeRepository.GetSwipeAsync(</text:span></text:p>
      <text:p text:style-name="Standard" loext:marker-style-name="T1"><text:span text:style-name="T1"><text:s text:c="28"/>request.SwipedPlantId,</text:span><text:span text:style-name="T1"/></text:p>
      <text:p text:style-name="Standard" loext:marker-style-name="T1"><text:span text:style-name="T1"><text:s text:c="28"/>request.SwiperPlantId,</text:span><text:span text:style-name="T1"/></text:p>
      <text:p text:style-name="Standard" loext:marker-style-name="T1"><text:span text:style-name="T1"><text:s text:c="28"/></text:span><text:span text:style-name="T2">true</text:span><text:span text:style-name="T1">);</text:span></text:p>
      <text:p text:style-name="Standard" loext:marker-style-name="T1"><text:span text:style-name="T1"><text:s text:c="20"/>}</text:span><text:span text:style-name="T1"/></text:p>
      <text:p text:style-name="P1" loext:marker-style-name="T1"/>
      <text:p text:style-name="Standard" loext:marker-style-name="T1"><text:span text:style-name="T1"><text:s text:c="20"/></text:span><text:span text:style-name="T2">var</text:span><text:span text:style-name="T1"> response = </text:span><text:span text:style-name="T2">new</text:span><text:span text:style-name="T1"> SwipeResponse { IsMatch = oppositeSwipe != </text:span><text:span text:style-name="T2">null</text:span><text:span text:style-name="T1"> };</text:span></text:p>
      <text:p text:style-name="P1" loext:marker-style-name="T1"/>
      <text:p text:style-name="Standard" loext:marker-style-name="T1"><text:span text:style-name="T1"><text:s text:c="20"/></text:span><text:span text:style-name="T2">if</text:span><text:span text:style-name="T1"> (response.IsMatch)</text:span></text:p>
      <text:p text:style-name="Standard" loext:marker-style-name="T1"><text:span text:style-name="T1"><text:s text:c="20"/>{</text:span><text:span text:style-name="T1"/></text:p>
      <text:p text:style-name="Standard" loext:marker-style-name="T1"><text:span text:style-name="T1"><text:s text:c="24"/></text:span><text:span text:style-name="T5">// Order plants based on UserId to ensure Plant1 belongs to User1</text:span></text:p>
      <text:p text:style-name="Standard" loext:marker-style-name="T1"><text:span text:style-name="T1"><text:s text:c="24"/></text:span><text:span text:style-name="T2">bool</text:span><text:span text:style-name="T1"> isSwiperUserFirst = swiperPlant.UserId &lt; swipedPlant.UserId;</text:span></text:p>
      <text:p text:style-name="P1" loext:marker-style-name="T1"/>
      <text:p text:style-name="Standard" loext:marker-style-name="T1"><text:span text:style-name="T1"><text:s text:c="24"/></text:span><text:span text:style-name="T2">var</text:span><text:span text:style-name="T1"> match = </text:span><text:span text:style-name="T2">new</text:span><text:span text:style-name="T1"> Match</text:span></text:p>
      <text:p text:style-name="Standard" loext:marker-style-name="T1"><text:span text:style-name="T1"><text:s text:c="24"/>{</text:span><text:span text:style-name="T1"/></text:p>
      <text:p text:style-name="Standard" loext:marker-style-name="T1"><text:span text:style-name="T1"><text:s text:c="28"/>PlantId1 = isSwiperUserFirst ? swiperPlant.PlantId : swipedPlant.PlantId,</text:span><text:span text:style-name="T1"/></text:p>
      <text:p text:style-name="Standard" loext:marker-style-name="T1"><text:span text:style-name="T1"><text:s text:c="28"/>PlantId2 = isSwiperUserFirst ? swipedPlant.PlantId : swiperPlant.PlantId,</text:span><text:span text:style-name="T1"/></text:p>
      <text:p text:style-name="Standard" loext:marker-style-name="T1"><text:span text:style-name="T1"><text:s text:c="28"/>UserId1 = isSwiperUserFirst ? swiperPlant.UserId : swipedPlant.UserId,</text:span><text:span text:style-name="T1"/></text:p>
      <text:p text:style-name="Standard" loext:marker-style-name="T1"><text:soft-page-break/><text:span text:style-name="T1"><text:s text:c="28"/>UserId2 = isSwiperUserFirst ? swipedPlant.UserId : swiperPlant.UserId,</text:span><text:span text:style-name="T1"/></text:p>
      <text:p text:style-name="Standard" loext:marker-style-name="T1"><text:span text:style-name="T1"><text:s text:c="28"/>CreatedAt = DateTime.UtcNow</text:span><text:span text:style-name="T1"/></text:p>
      <text:p text:style-name="Standard" loext:marker-style-name="T1"><text:span text:style-name="T1"><text:s text:c="24"/>};</text:span><text:span text:style-name="T1"/></text:p>
      <text:p text:style-name="Standard" loext:marker-style-name="T1"><text:span text:style-name="T1"><text:s text:c="20"/>}</text:span><text:span text:style-name="T1"/></text:p>
      <text:p text:style-name="P1" loext:marker-style-name="T1"/>
      <text:p text:style-name="Standard" loext:marker-style-name="T1"><text:span text:style-name="T1"><text:s text:c="20"/>responses.Add(response);</text:span><text:span text:style-name="T1"/></text:p>
      <text:p text:style-name="Standard" loext:marker-style-name="T1"><text:span text:style-name="T1"><text:s text:c="16"/>}</text:span><text:span text:style-name="T1"/></text:p>
      <text:p text:style-name="Standard" loext:marker-style-name="T1"><text:span text:style-name="T1"><text:s text:c="16"/></text:span><text:span text:style-name="T2">catch</text:span><text:span text:style-name="T1"> (NotFoundException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</text:span><text:span text:style-name="T2">throw</text:span><text:span text:style-name="T1">;</text:span></text:p>
      <text:p text:style-name="Standard" loext:marker-style-name="T1"><text:span text:style-name="T1"><text:s text:c="16"/>}</text:span><text:span text:style-name="T1"/></text:p>
      <text:p text:style-name="Standard" loext:marker-style-name="T1"><text:span text:style-name="T1"><text:s text:c="16"/></text:span><text:span text:style-name="T2">catch</text:span><text:span text:style-name="T1"> (Exception ex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_logger.LogError(ex, </text:span><text:span text:style-name="T4">"Error recording swipe."</text:span><text:span text:style-name="T1">);</text:span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BusinessException(</text:span><text:span text:style-name="T4">"Error recording swipe."</text:span><text:span text:style-name="T1">, ex);</text:span></text:p>
      <text:p text:style-name="Standard" loext:marker-style-name="T1"><text:span text:style-name="T1"><text:s text:c="16"/>}</text:span><text:span text:style-name="T1"/></text:p>
      <text:p text:style-name="Standard" loext:marker-style-name="T1"><text:span text:style-name="T1"><text:s text:c="12"/>}</text:span><text:span text:style-name="T1"/></text:p>
      <text:p text:style-name="P1" loext:marker-style-name="T1"/>
      <text:p text:style-name="Standard" loext:marker-style-name="T1"><text:span text:style-name="T1"><text:s text:c="12"/></text:span><text:span text:style-name="T2">return</text:span><text:span text:style-name="T1"> responses;</text:span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8"/></text:span><text:span text:style-name="T2">public</text:span><text:span text:style-name="T1"> </text:span><text:span text:style-name="T2">async</text:span><text:span text:style-name="T1"> Task&lt;List&lt;PlantResponse&gt;&gt; GetLikablePlantsAsync(</text:span><text:span text:style-name="T2">int</text:span><text:span text:style-name="T1"> userId)</text:span></text:p>
      <text:p text:style-name="Standard" loext:marker-style-name="T1"><text:span text:style-name="T1"><text:s text:c="8"/>{</text:span><text:span text:style-name="T1"/></text:p>
      <text:p text:style-name="Standard" loext:marker-style-name="T1"><text:span text:style-name="T1"><text:s text:c="12"/></text:span><text:span text:style-name="T2">try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</text:span><text:span text:style-name="T5">// Retrieve the user to get their location</text:span></text:p>
      <text:p text:style-name="Standard" loext:marker-style-name="T1"><text:span text:style-name="T1"><text:s text:c="16"/></text:span><text:span text:style-name="T2">var</text:span><text:span text:style-name="T1"> user = </text:span><text:span text:style-name="T2">await</text:span><text:span text:style-name="T1"> _userRepository.GetUserByIdAsync(userId);</text:span></text:p>
      <text:p text:style-name="Standard" loext:marker-style-name="T1"><text:span text:style-name="T1"><text:s text:c="16"/></text:span><text:span text:style-name="T2">if</text:span><text:span text:style-name="T1"> (user == </text:span><text:span text:style-name="T2">null</text:span><text:span text:style-name="T1">)</text:span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BusinessException(</text:span><text:span text:style-name="T4">"User not found."</text:span><text:span text:style-name="T1">);</text:span></text:p>
      <text:p text:style-name="P1" loext:marker-style-name="T1"/>
      <text:p text:style-name="Standard" loext:marker-style-name="T1"><text:span text:style-name="T1"><text:s text:c="16"/></text:span><text:span text:style-name="T5">// Ensure user location is set, if not, fallback or throw</text:span></text:p>
      <text:p text:style-name="Standard" loext:marker-style-name="T1"><text:span text:style-name="T1"><text:s text:c="16"/></text:span><text:span text:style-name="T2">if</text:span><text:span text:style-name="T1"> (user.Preferences == </text:span><text:span text:style-name="T2">null</text:span><text:span text:style-name="T1">)</text:span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BusinessException(</text:span><text:span text:style-name="T4">"User preferences not found."</text:span><text:span text:style-name="T1">);</text:span></text:p>
      <text:p text:style-name="Standard" loext:marker-style-name="T1"><text:span text:style-name="T1"><text:s text:c="16"/></text:span><text:span text:style-name="T2">int</text:span><text:span text:style-name="T1"> radius;</text:span></text:p>
      <text:p text:style-name="Standard" loext:marker-style-name="T1"><text:span text:style-name="T1"><text:s text:c="16"/></text:span><text:span text:style-name="T2">if</text:span><text:span text:style-name="T1"> (user.Preferences.SearchRadius == </text:span><text:span text:style-name="T2">null</text:span><text:span text:style-name="T1">)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radius = 9999;</text:span><text:span text:style-name="T1"/></text:p>
      <text:p text:style-name="Standard" loext:marker-style-name="T1"><text:span text:style-name="T1"><text:s text:c="16"/>} </text:span><text:span text:style-name="T2">else</text:span></text:p>
      <text:p text:style-name="Standard" loext:marker-style-name="T1"><text:span text:style-name="T1"><text:s text:c="16"/>{</text:span><text:span text:style-name="T1"/></text:p>
      <text:p text:style-name="Standard" loext:marker-style-name="T1"><text:span text:style-name="T1"><text:s text:c="20"/>radius = user.Preferences.SearchRadius;</text:span><text:span text:style-name="T1"/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5">// Default location if not set, or throw if you require a set location</text:span></text:p>
      <text:p text:style-name="Standard" loext:marker-style-name="T1"><text:span text:style-name="T1"><text:s text:c="16"/></text:span><text:span text:style-name="T2">if</text:span><text:span text:style-name="T1"> (user.LocationLatitude == </text:span><text:span text:style-name="T2">null</text:span><text:span text:style-name="T1"> || user.LocationLongitude == </text:span><text:span text:style-name="T2">null</text:span><text:span text:style-name="T1">)</text:span></text:p>
      <text:p text:style-name="Standard" loext:marker-style-name="T1"><text:span text:style-name="T1"><text:s text:c="20"/></text:span><text:span text:style-name="T2">throw</text:span><text:span text:style-name="T1"> </text:span><text:span text:style-name="T2">new</text:span><text:span text:style-name="T1"> BusinessException(</text:span><text:span text:style-name="T4">"User location not set."</text:span><text:span text:style-name="T1">);</text:span></text:p>
      <text:p text:style-name="P1" loext:marker-style-name="T1"/>
      <text:p text:style-name="Standard" loext:marker-style-name="T1"><text:span text:style-name="T1"><text:s text:c="16"/></text:span><text:span text:style-name="T2">double</text:span><text:span text:style-name="T1"> userLat = user.LocationLatitude.Value;</text:span></text:p>
      <text:p text:style-name="Standard" loext:marker-style-name="T1"><text:span text:style-name="T1"><text:s text:c="16"/></text:span><text:span text:style-name="T2">double</text:span><text:span text:style-name="T1"> userLon = user.LocationLongitude.Value;</text:span></text:p>
      <text:p text:style-name="P1" loext:marker-style-name="T1"/>
      <text:p text:style-name="Standard" loext:marker-style-name="T1"><text:span text:style-name="T1"><text:s text:c="16"/></text:span><text:span text:style-name="T5">// Get only plants within the user's search radius</text:span></text:p>
      <text:p text:style-name="Standard" loext:marker-style-name="T1"><text:span text:style-name="T1"><text:s text:c="16"/></text:span><text:span text:style-name="T2">var</text:span><text:span text:style-name="T1"> candidatePlants = </text:span><text:span text:style-name="T2">await</text:span><text:span text:style-name="T1"> _plantRepository.GetPlantsWithinRadiusAsync(userLat, userLon, radius);</text:span></text:p>
      <text:p text:style-name="P1" loext:marker-style-name="T1"/>
      <text:p text:style-name="Standard" loext:marker-style-name="T1"><text:span text:style-name="T1"><text:s text:c="16"/></text:span><text:span text:style-name="T5">// Exclude user’s own plants</text:span></text:p>
      <text:p text:style-name="Standard" loext:marker-style-name="T1"><text:span text:style-name="T1"><text:s text:c="16"/>candidatePlants = candidatePlants.Where(p =&gt; p.UserId != userId);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5">// Retrieve user's own plants</text:span></text:p>
      <text:p text:style-name="Standard" loext:marker-style-name="T1"><text:span text:style-name="T1"><text:s text:c="16"/></text:span><text:span text:style-name="T2">var</text:span><text:span text:style-name="T1"> userPlants = </text:span><text:span text:style-name="T2">await</text:span><text:span text:style-name="T1"> _plantRepository.GetPlantsByUserIdAsync(userId);</text:span></text:p>
      <text:p text:style-name="P1" loext:marker-style-name="T1"/>
      <text:p text:style-name="Standard" loext:marker-style-name="T1"><text:span text:style-name="T1"><text:s text:c="16"/></text:span><text:span text:style-name="T2">var</text:span><text:span text:style-name="T1"> likablePlants = </text:span><text:span text:style-name="T2">new</text:span><text:span text:style-name="T1"> List&lt;PlantResponse&gt;();</text:span></text:p>
      <text:p text:style-name="P1" loext:marker-style-name="T1"/>
      <text:p text:style-name="Standard" loext:marker-style-name="T1"><text:span text:style-name="T1"><text:s text:c="16"/></text:span><text:span text:style-name="T2">foreach</text:span><text:span text:style-name="T1"> (var plant </text:span><text:span text:style-name="T2">in</text:span><text:span text:style-name="T1"> candidatePlants)</text:span></text:p>
      <text:p text:style-name="Standard" loext:marker-style-name="T1"><text:span text:style-name="T1"><text:s text:c="16"/>{</text:span><text:span text:style-name="T1"/></text:p>
      <text:p text:style-name="Standard" loext:marker-style-name="T1"><text:soft-page-break/><text:span text:style-name="T1"><text:s text:c="20"/></text:span><text:span text:style-name="T2">bool</text:span><text:span text:style-name="T1"> hasUninteractedPlant = (</text:span><text:span text:style-name="T2">await</text:span><text:span text:style-name="T1"> Task.WhenAll(userPlants.Select(</text:span><text:span text:style-name="T2">async</text:span><text:span text:style-name="T1"> up =&gt;</text:span></text:p>
      <text:p text:style-name="Standard" loext:marker-style-name="T1"><text:span text:style-name="T1"><text:s text:c="24"/>!</text:span><text:span text:style-name="T2">await</text:span><text:span text:style-name="T1"> _swipeRepository.HasSwipeAsync(up.PlantId, plant.PlantId)</text:span></text:p>
      <text:p text:style-name="Standard" loext:marker-style-name="T1"><text:span text:style-name="T1"><text:s text:c="20"/>))).Any(result =&gt; result);</text:span><text:span text:style-name="T1"/></text:p>
      <text:p text:style-name="P1" loext:marker-style-name="T1"/>
      <text:p text:style-name="Standard" loext:marker-style-name="T1"><text:span text:style-name="T1"><text:s text:c="20"/></text:span><text:span text:style-name="T2">if</text:span><text:span text:style-name="T1"> (hasUninteractedPlant)</text:span></text:p>
      <text:p text:style-name="Standard" loext:marker-style-name="T1"><text:span text:style-name="T1"><text:s text:c="20"/>{</text:span><text:span text:style-name="T1"/></text:p>
      <text:p text:style-name="Standard" loext:marker-style-name="T1"><text:span text:style-name="T1"><text:s text:c="24"/>likablePlants.Add(BusinessToContractMapper.MapToPlantResponse(plant));</text:span><text:span text:style-name="T1"/></text:p>
      <text:p text:style-name="Standard" loext:marker-style-name="T1"><text:span text:style-name="T1"><text:s text:c="20"/>}</text:span><text:span text:style-name="T1"/></text:p>
      <text:p text:style-name="Standard" loext:marker-style-name="T1"><text:span text:style-name="T1"><text:s text:c="16"/>}</text:span><text:span text:style-name="T1"/></text:p>
      <text:p text:style-name="P1" loext:marker-style-name="T1"/>
      <text:p text:style-name="Standard" loext:marker-style-name="T1"><text:span text:style-name="T1"><text:s text:c="16"/></text:span><text:span text:style-name="T2">return</text:span><text:span text:style-name="T1"> likablePlants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12"/></text:span><text:span text:style-name="T2">catch</text:span><text:span text:style-name="T1"> (Exception ex)</text:span></text:p>
      <text:p text:style-name="Standard" loext:marker-style-name="T1"><text:span text:style-name="T1"><text:s text:c="12"/>{</text:span><text:span text:style-name="T1"/></text:p>
      <text:p text:style-name="Standard" loext:marker-style-name="T1"><text:span text:style-name="T1"><text:s text:c="16"/>_logger.LogError(ex, </text:span><text:span text:style-name="T4">"Error retrieving likable plants."</text:span><text:span text:style-name="T1">);</text:span></text:p>
      <text:p text:style-name="Standard" loext:marker-style-name="T1"><text:span text:style-name="T1"><text:s text:c="16"/></text:span><text:span text:style-name="T2">throw</text:span><text:span text:style-name="T1"> </text:span><text:span text:style-name="T2">new</text:span><text:span text:style-name="T1"> BusinessException(</text:span><text:span text:style-name="T4">"Error retrieving likable plants."</text:span><text:span text:style-name="T1">, ex);</text:span></text:p>
      <text:p text:style-name="Standard" loext:marker-style-name="T1"><text:span text:style-name="T1"><text:s text:c="12"/>}</text:span><text:span text:style-name="T1"/></text:p>
      <text:p text:style-name="Standard" loext:marker-style-name="T1"><text:span text:style-name="T1"><text:s text:c="8"/>}</text:span><text:span text:style-name="T1"/></text:p>
      <text:p text:style-name="P1" loext:marker-style-name="T1"/>
      <text:p text:style-name="Standard" loext:marker-style-name="T1"><text:span text:style-name="T1"><text:s text:c="4"/>}</text:span><text:span text:style-name="T1"/></text:p>
      <text:p text:style-name="Standard" loext:marker-style-name="T1"><text:span text:style-name="T1">}</text:span><text:span text:style-name="T1"/></text:p>
      <text:p text:style-name="Standard"/>
      <text:p text:style-name="Standard"/>
      <text:p text:style-name="Standard">CUTTRbackend</text:p>
      <text:p text:style-name="Standard">├── Cuttr.Api</text:p>
      <text:p text:style-name="Standard">│ <text:s text:c="2"/>├── Common</text:p>
      <text:p text:style-name="Standard">│ <text:s text:c="2"/>│ <text:s text:c="2"/>└── GetInfoFromClaims.cs</text:p>
      <text:p text:style-name="Standard">│ <text:s text:c="2"/>├── Controllers</text:p>
      <text:p text:style-name="Standard">│ <text:s text:c="2"/>│ <text:s text:c="2"/>├── AuthController.cs</text:p>
      <text:p text:style-name="Standard">│ <text:s text:c="2"/>│ <text:s text:c="2"/>├── MatchController.cs</text:p>
      <text:p text:style-name="Standard">│ <text:s text:c="2"/>│ <text:s text:c="2"/>├── MessageController.cs</text:p>
      <text:p text:style-name="Standard">│ <text:s text:c="2"/>│ <text:s text:c="2"/>├── PlantController.cs</text:p>
      <text:p text:style-name="Standard">│ <text:s text:c="2"/>│ <text:s text:c="2"/>├── ReportController.cs</text:p>
      <text:p text:style-name="Standard">│ <text:s text:c="2"/>│ <text:s text:c="2"/>├── SwipeController.cs</text:p>
      <text:p text:style-name="Standard">│ <text:s text:c="2"/>│ <text:s text:c="2"/>├── UserController.cs</text:p>
      <text:p text:style-name="Standard">│ <text:s text:c="2"/>│ <text:s text:c="2"/>└── UserPreferencesController.cs</text:p>
      <text:p text:style-name="Standard">│ <text:s text:c="2"/>├── Cuttr.Api.csproj</text:p>
      <text:p text:style-name="Standard">│ <text:s text:c="2"/>├── Cuttr.Api.csproj.user</text:p>
      <text:p text:style-name="Standard">│ <text:s text:c="2"/>├── Logs</text:p>
      <text:p text:style-name="Standard">│ <text:s text:c="2"/>│ <text:s text:c="2"/>├── log-20241206.txt</text:p>
      <text:p text:style-name="Standard">│ <text:s text:c="2"/>│ <text:s text:c="2"/>├── log-20241206_001.txt</text:p>
      <text:p text:style-name="Standard">│ <text:s text:c="2"/>│ <text:s text:c="2"/>├── log-20241226.txt</text:p>
      <text:p text:style-name="Standard">│ <text:s text:c="2"/>│ <text:s text:c="2"/>├── log-20241226_001.txt</text:p>
      <text:p text:style-name="Standard">│ <text:s text:c="2"/>│ <text:s text:c="2"/>├── log-20241226_002.txt</text:p>
      <text:p text:style-name="Standard">│ <text:s text:c="2"/>│ <text:s text:c="2"/>├── log-20241226_003.txt</text:p>
      <text:p text:style-name="Standard">│ <text:s text:c="2"/>│ <text:s text:c="2"/>├── log-20241226_004.txt</text:p>
      <text:p text:style-name="Standard">│ <text:s text:c="2"/>│ <text:s text:c="2"/>├── log-20241228.txt</text:p>
      <text:p text:style-name="Standard">│ <text:s text:c="2"/>│ <text:s text:c="2"/>├── log-20241228_001.txt</text:p>
      <text:p text:style-name="Standard">│ <text:s text:c="2"/>│ <text:s text:c="2"/>├── log-20241228_002.txt</text:p>
      <text:p text:style-name="Standard">│ <text:s text:c="2"/>│ <text:s text:c="2"/>├── log-20241228_003.txt</text:p>
      <text:p text:style-name="Standard">│ <text:s text:c="2"/>│ <text:s text:c="2"/>├── log-20241228_004.txt</text:p>
      <text:p text:style-name="Standard">│ <text:s text:c="2"/>│ <text:s text:c="2"/>├── log-20241228_005.txt</text:p>
      <text:p text:style-name="Standard">│ <text:s text:c="2"/>│ <text:s text:c="2"/>├── log-20241228_006.txt</text:p>
      <text:p text:style-name="Standard">│ <text:s text:c="2"/>│ <text:s text:c="2"/>├── log-20241228_007.txt</text:p>
      <text:p text:style-name="Standard"><text:soft-page-break/>│ <text:s text:c="2"/>│ <text:s text:c="2"/>├── log-20241228_008.txt</text:p>
      <text:p text:style-name="Standard">│ <text:s text:c="2"/>│ <text:s text:c="2"/>├── log-20241228_009.txt</text:p>
      <text:p text:style-name="Standard">│ <text:s text:c="2"/>│ <text:s text:c="2"/>├── log-20241228_010.txt</text:p>
      <text:p text:style-name="Standard">│ <text:s text:c="2"/>│ <text:s text:c="2"/>├── log-20241228_011.txt</text:p>
      <text:p text:style-name="Standard">│ <text:s text:c="2"/>│ <text:s text:c="2"/>├── log-20241228_012.txt</text:p>
      <text:p text:style-name="Standard">│ <text:s text:c="2"/>│ <text:s text:c="2"/>└── log-20241229.txt</text:p>
      <text:p text:style-name="Standard">│ <text:s text:c="2"/>├── Middleware</text:p>
      <text:p text:style-name="Standard">│ <text:s text:c="2"/>│ <text:s text:c="2"/>├── ExceptionHandlingMiddleware.cs</text:p>
      <text:p text:style-name="Standard">│ <text:s text:c="2"/>│ <text:s text:c="2"/>└── LoggingMiddleware.cs</text:p>
      <text:p text:style-name="Standard">│ <text:s text:c="2"/>├── Program.cs</text:p>
      <text:p text:style-name="Standard">│ <text:s text:c="2"/>├── Properties</text:p>
      <text:p text:style-name="Standard">│ <text:s text:c="2"/>│ <text:s text:c="2"/>└── launchSettings.json</text:p>
      <text:p text:style-name="Standard">│ <text:s text:c="2"/>├── appsettings.Development.json</text:p>
      <text:p text:style-name="Standard">│ <text:s text:c="2"/>└── appsettings.json</text:p>
      <text:p text:style-name="Standard">├── Cuttr.Business</text:p>
      <text:p text:style-name="Standard">│ <text:s text:c="2"/>├── Contracts</text:p>
      <text:p text:style-name="Standard">│ <text:s text:c="2"/>│ <text:s text:c="2"/>├── Inputs</text:p>
      <text:p text:style-name="Standard">│ <text:s text:c="2"/>│ <text:s text:c="2"/>│ <text:s text:c="2"/>├── MessageRequest.cs</text:p>
      <text:p text:style-name="Standard">│ <text:s text:c="2"/>│ <text:s text:c="2"/>│ <text:s text:c="2"/>├── PlantCreateRequest.cs</text:p>
      <text:p text:style-name="Standard">│ <text:s text:c="2"/>│ <text:s text:c="2"/>│ <text:s text:c="2"/>├── PlantRequest.cs</text:p>
      <text:p text:style-name="Standard">│ <text:s text:c="2"/>│ <text:s text:c="2"/>│ <text:s text:c="2"/>├── PlantUpdateRequest.cs</text:p>
      <text:p text:style-name="Standard">│ <text:s text:c="2"/>│ <text:s text:c="2"/>│ <text:s text:c="2"/>├── RefreshTokenRequest.cs</text:p>
      <text:p text:style-name="Standard">│ <text:s text:c="2"/>│ <text:s text:c="2"/>│ <text:s text:c="2"/>├── ReportRequest.cs</text:p>
      <text:p text:style-name="Standard">│ <text:s text:c="2"/>│ <text:s text:c="2"/>│ <text:s text:c="2"/>├── SwipeRequest.cs</text:p>
      <text:p text:style-name="Standard">│ <text:s text:c="2"/>│ <text:s text:c="2"/>│ <text:s text:c="2"/>├── UpdateUserLocationRequest.cs</text:p>
      <text:p text:style-name="Standard">│ <text:s text:c="2"/>│ <text:s text:c="2"/>│ <text:s text:c="2"/>├── UserLoginRequest.cs</text:p>
      <text:p text:style-name="Standard">│ <text:s text:c="2"/>│ <text:s text:c="2"/>│ <text:s text:c="2"/>├── UserPreferencesRequest.cs</text:p>
      <text:p text:style-name="Standard">│ <text:s text:c="2"/>│ <text:s text:c="2"/>│ <text:s text:c="2"/>├── UserProfileImageUpdateRequest.cs</text:p>
      <text:p text:style-name="Standard">│ <text:s text:c="2"/>│ <text:s text:c="2"/>│ <text:s text:c="2"/>├── UserRegistrationRequest.cs</text:p>
      <text:p text:style-name="Standard">│ <text:s text:c="2"/>│ <text:s text:c="2"/>│ <text:s text:c="2"/>└── UserUpdateRequest.cs</text:p>
      <text:p text:style-name="Standard">│ <text:s text:c="2"/>│ <text:s text:c="2"/>└── Outputs</text:p>
      <text:p text:style-name="Standard">│ <text:s text:c="2"/>│ <text:s text:c="6"/>├── AuthTokenResponse.cs</text:p>
      <text:p text:style-name="Standard">│ <text:s text:c="2"/>│ <text:s text:c="6"/>├── MatchResponse.cs</text:p>
      <text:p text:style-name="Standard">│ <text:s text:c="2"/>│ <text:s text:c="6"/>├── MessageResponse.cs</text:p>
      <text:p text:style-name="Standard">│ <text:s text:c="2"/>│ <text:s text:c="6"/>├── PlantResponse.cs</text:p>
      <text:p text:style-name="Standard">│ <text:s text:c="2"/>│ <text:s text:c="6"/>├── ReportResponse.cs</text:p>
      <text:p text:style-name="Standard">│ <text:s text:c="2"/>│ <text:s text:c="6"/>├── SwipeResponse.cs</text:p>
      <text:p text:style-name="Standard">│ <text:s text:c="2"/>│ <text:s text:c="6"/>├── UserLoginResponse.cs</text:p>
      <text:p text:style-name="Standard">│ <text:s text:c="2"/>│ <text:s text:c="6"/>├── UserPreferencesResponse.cs</text:p>
      <text:p text:style-name="Standard">│ <text:s text:c="2"/>│ <text:s text:c="6"/>└── UserResponse.cs</text:p>
      <text:p text:style-name="Standard">│ <text:s text:c="2"/>├── Cuttr.Business.csproj</text:p>
      <text:p text:style-name="Standard">│ <text:s text:c="2"/>├── Entities</text:p>
      <text:p text:style-name="Standard">│ <text:s text:c="2"/>│ <text:s text:c="2"/>├── Match.cs</text:p>
      <text:p text:style-name="Standard">│ <text:s text:c="2"/>│ <text:s text:c="2"/>├── Message.cs</text:p>
      <text:p text:style-name="Standard">│ <text:s text:c="2"/>│ <text:s text:c="2"/>├── Plant.cs</text:p>
      <text:p text:style-name="Standard">│ <text:s text:c="2"/>│ <text:s text:c="2"/>├── RefreshToken.cs</text:p>
      <text:p text:style-name="Standard">│ <text:s text:c="2"/>│ <text:s text:c="2"/>├── Report.cs</text:p>
      <text:p text:style-name="Standard">│ <text:s text:c="2"/>│ <text:s text:c="2"/>├── Swipe.cs</text:p>
      <text:p text:style-name="Standard">│ <text:s text:c="2"/>│ <text:s text:c="2"/>├── User.cs</text:p>
      <text:p text:style-name="Standard">│ <text:s text:c="2"/>│ <text:s text:c="2"/>└── UserPreferences.cs</text:p>
      <text:p text:style-name="Standard">│ <text:s text:c="2"/>├── Enums</text:p>
      <text:p text:style-name="Standard">│ <text:s text:c="2"/>│ <text:s text:c="2"/>└── PlantProperties.cs</text:p>
      <text:p text:style-name="Standard"><text:soft-page-break/>│ <text:s text:c="2"/>├── Exceptions</text:p>
      <text:p text:style-name="Standard">│ <text:s text:c="2"/>│ <text:s text:c="2"/>├── AuthenticationException.cs</text:p>
      <text:p text:style-name="Standard">│ <text:s text:c="2"/>│ <text:s text:c="2"/>├── BusinessException.cs</text:p>
      <text:p text:style-name="Standard">│ <text:s text:c="2"/>│ <text:s text:c="2"/>├── NotFoundException.cs</text:p>
      <text:p text:style-name="Standard">│ <text:s text:c="2"/>│ <text:s text:c="2"/>└── UnauthorizedAccessException.cs</text:p>
      <text:p text:style-name="Standard">│ <text:s text:c="2"/>├── Interfaces</text:p>
      <text:p text:style-name="Standard">│ <text:s text:c="2"/>│ <text:s text:c="2"/>├── ManagerInterfaces</text:p>
      <text:p text:style-name="Standard">│ <text:s text:c="2"/>│ <text:s text:c="2"/>│ <text:s text:c="2"/>├── IAuthManager.cs</text:p>
      <text:p text:style-name="Standard">│ <text:s text:c="2"/>│ <text:s text:c="2"/>│ <text:s text:c="2"/>├── IMatchManager.cs</text:p>
      <text:p text:style-name="Standard">│ <text:s text:c="2"/>│ <text:s text:c="2"/>│ <text:s text:c="2"/>├── IMessageManager.cs</text:p>
      <text:p text:style-name="Standard">│ <text:s text:c="2"/>│ <text:s text:c="2"/>│ <text:s text:c="2"/>├── IPlantManager.cs</text:p>
      <text:p text:style-name="Standard">│ <text:s text:c="2"/>│ <text:s text:c="2"/>│ <text:s text:c="2"/>├── IReportManager.cs</text:p>
      <text:p text:style-name="Standard">│ <text:s text:c="2"/>│ <text:s text:c="2"/>│ <text:s text:c="2"/>├── ISwipeManager.cs</text:p>
      <text:p text:style-name="Standard">│ <text:s text:c="2"/>│ <text:s text:c="2"/>│ <text:s text:c="2"/>├── IUserManager.cs</text:p>
      <text:p text:style-name="Standard">│ <text:s text:c="2"/>│ <text:s text:c="2"/>│ <text:s text:c="2"/>└── IUserPreferencesManager.cs</text:p>
      <text:p text:style-name="Standard">│ <text:s text:c="2"/>│ <text:s text:c="2"/>├── RepositoryInterfaces</text:p>
      <text:p text:style-name="Standard">│ <text:s text:c="2"/>│ <text:s text:c="2"/>│ <text:s text:c="2"/>├── IMatchRepository.cs</text:p>
      <text:p text:style-name="Standard">│ <text:s text:c="2"/>│ <text:s text:c="2"/>│ <text:s text:c="2"/>├── IMessageRepository.cs</text:p>
      <text:p text:style-name="Standard">│ <text:s text:c="2"/>│ <text:s text:c="2"/>│ <text:s text:c="2"/>├── IPlantRepository.cs</text:p>
      <text:p text:style-name="Standard">│ <text:s text:c="2"/>│ <text:s text:c="2"/>│ <text:s text:c="2"/>├── IRefreshTokenRepository.cs</text:p>
      <text:p text:style-name="Standard">│ <text:s text:c="2"/>│ <text:s text:c="2"/>│ <text:s text:c="2"/>├── IReportRepository.cs</text:p>
      <text:p text:style-name="Standard">│ <text:s text:c="2"/>│ <text:s text:c="2"/>│ <text:s text:c="2"/>├── ISwipeRepository.cs</text:p>
      <text:p text:style-name="Standard">│ <text:s text:c="2"/>│ <text:s text:c="2"/>│ <text:s text:c="2"/>├── IUserPreferencesRepository.cs</text:p>
      <text:p text:style-name="Standard">│ <text:s text:c="2"/>│ <text:s text:c="2"/>│ <text:s text:c="2"/>└── IUserRepository.cs</text:p>
      <text:p text:style-name="Standard">│ <text:s text:c="2"/>│ <text:s text:c="2"/>└── Services</text:p>
      <text:p text:style-name="Standard">│ <text:s text:c="2"/>│ <text:s text:c="6"/>└── IBlobStorageService.cs</text:p>
      <text:p text:style-name="Standard">│ <text:s text:c="2"/>├── Managers</text:p>
      <text:p text:style-name="Standard">│ <text:s text:c="2"/>│ <text:s text:c="2"/>├── AuthManager.cs</text:p>
      <text:p text:style-name="Standard">│ <text:s text:c="2"/>│ <text:s text:c="2"/>├── MatchManager.cs</text:p>
      <text:p text:style-name="Standard">│ <text:s text:c="2"/>│ <text:s text:c="2"/>├── MessageManager.cs</text:p>
      <text:p text:style-name="Standard">│ <text:s text:c="2"/>│ <text:s text:c="2"/>├── PlantManager.cs</text:p>
      <text:p text:style-name="Standard">│ <text:s text:c="2"/>│ <text:s text:c="2"/>├── ReportManager.cs</text:p>
      <text:p text:style-name="Standard">│ <text:s text:c="2"/>│ <text:s text:c="2"/>├── SwipeManager.cs</text:p>
      <text:p text:style-name="Standard">│ <text:s text:c="2"/>│ <text:s text:c="2"/>├── UserManager.cs</text:p>
      <text:p text:style-name="Standard">│ <text:s text:c="2"/>│ <text:s text:c="2"/>└── UserPreferencesManager.cs</text:p>
      <text:p text:style-name="Standard">│ <text:s text:c="2"/>├── Mappers</text:p>
      <text:p text:style-name="Standard">│ <text:s text:c="2"/>│ <text:s text:c="2"/>├── BusinessToContractMapper.cs</text:p>
      <text:p text:style-name="Standard">│ <text:s text:c="2"/>│ <text:s text:c="2"/>└── ContractToBusinessMapper.cs</text:p>
      <text:p text:style-name="Standard">│ <text:s text:c="2"/>├── Services</text:p>
      <text:p text:style-name="Standard">│ <text:s text:c="2"/>│ <text:s text:c="2"/>└── BlobStorageService.cs</text:p>
      <text:p text:style-name="Standard">│ <text:s text:c="2"/>└── Utilities</text:p>
      <text:p text:style-name="Standard">│ <text:s text:c="6"/>├── JwtTokenGenerator.cs</text:p>
      <text:p text:style-name="Standard">│ <text:s text:c="6"/>└── PasswordHasher.cs</text:p>
      <text:p text:style-name="Standard">├── Cuttr.Infrastructure</text:p>
      <text:p text:style-name="Standard">│ <text:s text:c="2"/>├── Common</text:p>
      <text:p text:style-name="Standard">│ <text:s text:c="2"/>│ <text:s text:c="2"/>├── ICreatedAt.cs</text:p>
      <text:p text:style-name="Standard">│ <text:s text:c="2"/>│ <text:s text:c="2"/>└── IUpdatedAt.cs</text:p>
      <text:p text:style-name="Standard">│ <text:s text:c="2"/>├── Cuttr.Infrastructure.csproj</text:p>
      <text:p text:style-name="Standard">│ <text:s text:c="2"/>├── CuttrDbContext.cs</text:p>
      <text:p text:style-name="Standard">│ <text:s text:c="2"/>├── Entities</text:p>
      <text:p text:style-name="Standard">│ <text:s text:c="2"/>│ <text:s text:c="2"/>├── MatchEF.cs</text:p>
      <text:p text:style-name="Standard">│ <text:s text:c="2"/>│ <text:s text:c="2"/>├── MessageEF.cs</text:p>
      <text:p text:style-name="Standard"><text:soft-page-break/>│ <text:s text:c="2"/>│ <text:s text:c="2"/>├── PlantEF.cs</text:p>
      <text:p text:style-name="Standard">│ <text:s text:c="2"/>│ <text:s text:c="2"/>├── RefreshTokenEF.cs</text:p>
      <text:p text:style-name="Standard">│ <text:s text:c="2"/>│ <text:s text:c="2"/>├── ReportEF.cs</text:p>
      <text:p text:style-name="Standard">│ <text:s text:c="2"/>│ <text:s text:c="2"/>├── SwipeEF.cs</text:p>
      <text:p text:style-name="Standard">│ <text:s text:c="2"/>│ <text:s text:c="2"/>├── UserEF.cs</text:p>
      <text:p text:style-name="Standard">│ <text:s text:c="2"/>│ <text:s text:c="2"/>└── UserPreferencesEF.cs</text:p>
      <text:p text:style-name="Standard">│ <text:s text:c="2"/>├── Exceptions</text:p>
      <text:p text:style-name="Standard">│ <text:s text:c="2"/>│ <text:s text:c="2"/>└── RepositoryException.cs</text:p>
      <text:p text:style-name="Standard">│ <text:s text:c="2"/>├── Mappers</text:p>
      <text:p text:style-name="Standard">│ <text:s text:c="2"/>│ <text:s text:c="2"/>├── BusinessToEFMapper.cs</text:p>
      <text:p text:style-name="Standard">│ <text:s text:c="2"/>│ <text:s text:c="2"/>└── EFToBusinessMapper.cs</text:p>
      <text:p text:style-name="Standard">│ <text:s text:c="2"/>├── Migrations</text:p>
      <text:p text:style-name="Standard">│ <text:s text:c="2"/>│ <text:s text:c="2"/>├── 20241205083810_InitialCreate.Designer.cs</text:p>
      <text:p text:style-name="Standard">│ <text:s text:c="2"/>│ <text:s text:c="2"/>├── 20241205083810_InitialCreate.cs</text:p>
      <text:p text:style-name="Standard">│ <text:s text:c="2"/>│ <text:s text:c="2"/>├── 20241211100233_AddUserLocationGeographyColumn.Designer.cs</text:p>
      <text:p text:style-name="Standard">│ <text:s text:c="2"/>│ <text:s text:c="2"/>├── 20241211100233_AddUserLocationGeographyColumn.cs</text:p>
      <text:p text:style-name="Standard">│ <text:s text:c="2"/>│ <text:s text:c="2"/>├── 20241213060227_AddFilters.Designer.cs</text:p>
      <text:p text:style-name="Standard">│ <text:s text:c="2"/>│ <text:s text:c="2"/>├── 20241213060227_AddFilters.cs</text:p>
      <text:p text:style-name="Standard">│ <text:s text:c="2"/>│ <text:s text:c="2"/>├── 20241218113032_AddRefreshTooken.Designer.cs</text:p>
      <text:p text:style-name="Standard">│ <text:s text:c="2"/>│ <text:s text:c="2"/>├── 20241218113032_AddRefreshTooken.cs</text:p>
      <text:p text:style-name="Standard">│ <text:s text:c="2"/>│ <text:s text:c="2"/>├── 20241228121555_updateUserEF.Designer.cs</text:p>
      <text:p text:style-name="Standard">│ <text:s text:c="2"/>│ <text:s text:c="2"/>├── 20241228121555_updateUserEF.cs</text:p>
      <text:p text:style-name="Standard">│ <text:s text:c="2"/>│ <text:s text:c="2"/>├── 20241228121717_updateUserEF2.Designer.cs</text:p>
      <text:p text:style-name="Standard">│ <text:s text:c="2"/>│ <text:s text:c="2"/>├── 20241228121717_updateUserEF2.cs</text:p>
      <text:p text:style-name="Standard">│ <text:s text:c="2"/>│ <text:s text:c="2"/>└── CuttrDbContextModelSnapshot.cs</text:p>
      <text:p text:style-name="Standard">│ <text:s text:c="2"/>├── Repositories</text:p>
      <text:p text:style-name="Standard">│ <text:s text:c="2"/>│ <text:s text:c="2"/>├── MatchRepository.cs</text:p>
      <text:p text:style-name="Standard">│ <text:s text:c="2"/>│ <text:s text:c="2"/>├── MessageRepository.cs</text:p>
      <text:p text:style-name="Standard">│ <text:s text:c="2"/>│ <text:s text:c="2"/>├── PlantRepository.cs</text:p>
      <text:p text:style-name="Standard">│ <text:s text:c="2"/>│ <text:s text:c="2"/>├── RefreshTokenRepository.cs</text:p>
      <text:p text:style-name="Standard">│ <text:s text:c="2"/>│ <text:s text:c="2"/>├── ReportRepository.cs</text:p>
      <text:p text:style-name="Standard">│ <text:s text:c="2"/>│ <text:s text:c="2"/>├── SwipeRepository.cs</text:p>
      <text:p text:style-name="Standard">│ <text:s text:c="2"/>│ <text:s text:c="2"/>├── UserPreferencesRepository.cs</text:p>
      <text:p text:style-name="Standard">│ <text:s text:c="2"/>│ <text:s text:c="2"/>└── UserRepository.cs</text:p>
      <text:p text:style-name="Standard">│ <text:s text:c="2"/>└── Services</text:p>
      <text:p text:style-name="Standard">├── Cuttr.sln</text:p>
      <text:p text:style-name="Standard">├── Gather all cs files.py</text:p>
      <text:p text:style-name="Standard">├── all_cs_files_combined_cleaned.cs</text:p>
      <text:p text:style-name="Standard">├── allfiles.py</text:p>
      <text:p text:style-name="Standard">├── project_tree.txt</text:p>
      <text:p text:style-name="Standard">└── treestrucutre.p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09:17:38.474000000</meta:creation-date>
    <dc:date>2024-12-29T18:55:13.889000000</dc:date>
    <meta:editing-duration>PT9H26M17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4" meta:paragraph-count="1207" meta:word-count="4092" meta:character-count="40797" meta:non-whitespace-character-count="29597"/>
  </office:meta>
</office:document-meta>
</file>